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Mono" style:font-name-asian="Droid Sans Fallback" style:font-name-complex="FreeSans"/>
    </style:style>
    <style:style style:name="ce2" style:family="table-cell" style:parent-style-name="Default" style:data-style-name="N110"/>
    <style:style style:name="ce3" style:family="table-cell" style:parent-style-name="Default" style:data-style-name="N110">
      <style:map style:condition="cell-content()&lt;0.05" style:apply-style-name="Untitled1" style:base-cell-address="Aggregate.B24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99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Aggregate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8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rticipant</text:p>
          </table:table-cell>
          <table:table-cell table:style-name="Default" office:value-type="string" calcext:value-type="string">
            <text:p>on palm</text:p>
          </table:table-cell>
          <table:table-cell table:style-name="Default" office:value-type="string" calcext:value-type="string">
            <text:p>off palm</text:p>
          </table:table-cell>
          <table:table-cell table:style-name="Default" office:value-type="string" calcext:value-type="string">
            <text:p>on stairs</text:p>
          </table:table-cell>
          <table:table-cell table:style-name="Default" office:value-type="string" calcext:value-type="string">
            <text:p>off stairs</text:p>
          </table:table-cell>
          <table:table-cell/>
          <table:table-cell table:style-name="Default" office:value-type="string" calcext:value-type="string">
            <text:p>tree man</text:p>
          </table:table-cell>
          <table:table-cell table:style-name="Default" office:value-type="string" calcext:value-type="string">
            <text:p>tree ml</text:p>
          </table:table-cell>
          <table:table-cell table:style-name="Default" office:value-type="string" calcext:value-type="string">
            <text:p>tree ml + pre</text:p>
          </table:table-cell>
          <table:table-cell table:style-name="Default" office:value-type="string" calcext:value-type="string">
            <text:p><text:s/>pre</text:p>
          </table:table-cell>
          <table:table-cell table:style-name="Default" office:value-type="string" calcext:value-type="string">
            <text:p>wall</text:p>
          </table:table-cell>
          <table:table-cell table:style-name="Default" office:value-type="string" calcext:value-type="string">
            <text:p>wall ml</text:p>
          </table:table-cell>
          <table:table-cell table:style-name="Default" office:value-type="string" calcext:value-type="string">
            <text:p>wall ml + pre</text:p>
          </table:table-cell>
          <table:table-cell table:style-name="Default" office:value-type="string" calcext:value-type="string">
            <text:p>pre</text:p>
          </table:table-cell>
          <table:table-cell table:number-columns-repeated="2"/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ml a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DIRECT(&quot;&quot;&amp;ROW()-1&amp;&quot;.$B$4&quot;)" office:value-type="float" office:value="25" calcext:value-type="float">
            <text:p>25</text:p>
          </table:table-cell>
          <table:table-cell table:formula="of:=INDIRECT(&quot;&quot;&amp;ROW()-1&amp;&quot;.$B$5&quot;)" office:value-type="float" office:value="64.3333333333333" calcext:value-type="float">
            <text:p>64.3333333333</text:p>
          </table:table-cell>
          <table:table-cell table:formula="of:=INDIRECT(&quot;&quot;&amp;ROW()-1&amp;&quot;.$B$6&quot;)" office:value-type="float" office:value="25.6666666666667" calcext:value-type="float">
            <text:p>25.6666666667</text:p>
          </table:table-cell>
          <table:table-cell table:formula="of:=INDIRECT(&quot;&quot;&amp;ROW()-1&amp;&quot;.$B$7&quot;)" office:value-type="float" office:value="31.6666666666667" calcext:value-type="float">
            <text:p>31.6666666667</text:p>
          </table:table-cell>
          <table:table-cell/>
          <table:table-cell table:formula="of:=INDIRECT(&quot;&quot;&amp;ROW()-1&amp;&quot;.$B$13&quot;)" office:value-type="float" office:value="314" calcext:value-type="float">
            <text:p>314</text:p>
          </table:table-cell>
          <table:table-cell table:formula="of:=INDIRECT(&quot;&quot;&amp;ROW()-1&amp;&quot;.$B$12&quot;)" office:value-type="float" office:value="133" calcext:value-type="float">
            <text:p>133</text:p>
          </table:table-cell>
          <table:table-cell table:formula="of:=([.$Q$2]/[.$U$2])*([.G2]+[.H2])*0.5+[.$R$2]+[.$H2]" office:value-type="float" office:value="235.207108433735" calcext:value-type="float">
            <text:p>235.2071084337</text:p>
          </table:table-cell>
          <table:table-cell table:formula="of:=([.$Q$2]/[.$U$2])*([.G2]+[.H2])*0.5+[.$R$2]" office:value-type="float" office:value="102.207108433735" calcext:value-type="float">
            <text:p>102.2071084337</text:p>
          </table:table-cell>
          <table:table-cell table:formula="of:=INDIRECT(&quot;&quot;&amp;ROW()-1&amp;&quot;.$B$15&quot;)" office:value-type="float" office:value="243" calcext:value-type="float">
            <text:p>243</text:p>
          </table:table-cell>
          <table:table-cell table:formula="of:=INDIRECT(&quot;&quot;&amp;ROW()-1&amp;&quot;.$B$14&quot;)" office:value-type="float" office:value="399" calcext:value-type="float">
            <text:p>399</text:p>
          </table:table-cell>
          <table:table-cell table:formula="of:=([.$Q$3]/[.$U$3])*([.L2]+[.K2])*0.5+[.$R$3]+[.$L2]" office:value-type="float" office:value="588.404074074074" calcext:value-type="float">
            <text:p>588.4040740741</text:p>
          </table:table-cell>
          <table:table-cell table:formula="of:=([.$Q$3]/[.$U$3])*([.L2]+[.K2])*0.5+[.$R$3]" office:value-type="float" office:value="189.404074074074" calcext:value-type="float">
            <text:p>189.4040740741</text:p>
          </table:table-cell>
          <table:table-cell/>
          <table:table-cell office:value-type="string" calcext:value-type="string">
            <text:p>tree</text:p>
          </table:table-cell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table:formula="of:=([.S2]+[.T2])/2" office:value-type="float" office:value="124.5" calcext:value-type="float">
            <text:p>124.5</text:p>
          </table:table-cell>
          <table:table-cell office:value-type="float" office:value="0.915791" calcext:value-type="float">
            <text:p>0.915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DIRECT(&quot;&quot;&amp;ROW()-1&amp;&quot;.$B$4&quot;)">
            <text:p/>
          </table:table-cell>
          <table:table-cell table:formula="of:=INDIRECT(&quot;&quot;&amp;ROW()-1&amp;&quot;.$B$5&quot;)">
            <text:p/>
          </table:table-cell>
          <table:table-cell table:formula="of:=INDIRECT(&quot;&quot;&amp;ROW()-1&amp;&quot;.$B$6&quot;)">
            <text:p/>
          </table:table-cell>
          <table:table-cell table:formula="of:=INDIRECT(&quot;&quot;&amp;ROW()-1&amp;&quot;.$B$7&quot;)">
            <text:p/>
          </table:table-cell>
          <table:table-cell/>
          <table:table-cell table:formula="of:=INDIRECT(&quot;&quot;&amp;ROW()-1&amp;&quot;.$B$13&quot;)" office:value-type="float" office:value="88" calcext:value-type="float">
            <text:p>88</text:p>
          </table:table-cell>
          <table:table-cell table:formula="of:=INDIRECT(&quot;&quot;&amp;ROW()-1&amp;&quot;.$B$12&quot;)" office:value-type="float" office:value="125" calcext:value-type="float">
            <text:p>125</text:p>
          </table:table-cell>
          <table:table-cell table:formula="of:=([.$Q$2]/[.$U$2])*([.G3]+[.H3])*0.5+[.$R$2]+[.$H3]" office:value-type="float" office:value="178.283253012048" calcext:value-type="float">
            <text:p>178.283253012</text:p>
          </table:table-cell>
          <table:table-cell table:formula="of:=([.$Q$2]/[.$U$2])*([.G3]+[.H3])*0.5+[.$R$2]" office:value-type="float" office:value="53.2832530120482" calcext:value-type="float">
            <text:p>53.283253012</text:p>
          </table:table-cell>
          <table:table-cell table:formula="of:=INDIRECT(&quot;&quot;&amp;ROW()-1&amp;&quot;.$B$15&quot;)" office:value-type="float" office:value="151" calcext:value-type="float">
            <text:p>151</text:p>
          </table:table-cell>
          <table:table-cell table:formula="of:=INDIRECT(&quot;&quot;&amp;ROW()-1&amp;&quot;.$B$14&quot;)" office:value-type="float" office:value="124" calcext:value-type="float">
            <text:p>124</text:p>
          </table:table-cell>
          <table:table-cell table:formula="of:=([.$Q$3]/[.$U$3])*([.L3]+[.K3])*0.5+[.$R$3]+[.$L3]" office:value-type="float" office:value="210.281604938272" calcext:value-type="float">
            <text:p>210.2816049383</text:p>
          </table:table-cell>
          <table:table-cell table:formula="of:=([.$Q$3]/[.$U$3])*([.L3]+[.K3])*0.5+[.$R$3]" office:value-type="float" office:value="86.2816049382716" calcext:value-type="float">
            <text:p>86.2816049383</text:p>
          </table:table-cell>
          <table:table-cell/>
          <table:table-cell office:value-type="string" calcext:value-type="string">
            <text:p>wall</text:p>
          </table:table-cell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formula="of:=104"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table:formula="of:=([.S3]+[.T3])/2" office:value-type="float" office:value="81" calcext:value-type="float">
            <text:p>81</text:p>
          </table:table-cell>
          <table:table-cell office:value-type="float" office:value="0.78688" calcext:value-type="float">
            <text:p>0.78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DIRECT(&quot;&quot;&amp;ROW()-1&amp;&quot;.$B$4&quot;)" office:value-type="float" office:value="65.3333333333333" calcext:value-type="float">
            <text:p>65.3333333333</text:p>
          </table:table-cell>
          <table:table-cell table:formula="of:=INDIRECT(&quot;&quot;&amp;ROW()-1&amp;&quot;.$B$5&quot;)" office:value-type="float" office:value="119.333333333333" calcext:value-type="float">
            <text:p>119.3333333333</text:p>
          </table:table-cell>
          <table:table-cell table:formula="of:=INDIRECT(&quot;&quot;&amp;ROW()-1&amp;&quot;.$B$6&quot;)" office:value-type="float" office:value="59" calcext:value-type="float">
            <text:p>59</text:p>
          </table:table-cell>
          <table:table-cell table:formula="of:=INDIRECT(&quot;&quot;&amp;ROW()-1&amp;&quot;.$B$7&quot;)" office:value-type="float" office:value="69.3333333333333" calcext:value-type="float">
            <text:p>69.333333333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DIRECT(&quot;&quot;&amp;ROW()-1&amp;&quot;.$B$4&quot;)" office:value-type="float" office:value="5.66666666666667" calcext:value-type="float">
            <text:p>5.6666666667</text:p>
          </table:table-cell>
          <table:table-cell table:formula="of:=INDIRECT(&quot;&quot;&amp;ROW()-1&amp;&quot;.$B$5&quot;)" office:value-type="float" office:value="27" calcext:value-type="float">
            <text:p>27</text:p>
          </table:table-cell>
          <table:table-cell table:formula="of:=INDIRECT(&quot;&quot;&amp;ROW()-1&amp;&quot;.$B$6&quot;)" office:value-type="float" office:value="8" calcext:value-type="float">
            <text:p>8</text:p>
          </table:table-cell>
          <table:table-cell table:formula="of:=INDIRECT(&quot;&quot;&amp;ROW()-1&amp;&quot;.$B$7&quot;)" office:value-type="float" office:value="16.6666666666667" calcext:value-type="float">
            <text:p>16.6666666667</text:p>
          </table:table-cell>
          <table:table-cell/>
          <table:table-cell table:formula="of:=INDIRECT(&quot;&quot;&amp;ROW()-1&amp;&quot;.$B$13&quot;)" office:value-type="float" office:value="132" calcext:value-type="float">
            <text:p>132</text:p>
          </table:table-cell>
          <table:table-cell table:formula="of:=INDIRECT(&quot;&quot;&amp;ROW()-1&amp;&quot;.$B$12&quot;)" office:value-type="float" office:value="187" calcext:value-type="float">
            <text:p>187</text:p>
          </table:table-cell>
          <table:table-cell table:formula="of:=([.$Q$2]/[.$U$2])*([.G5]+[.H5])*0.5+[.$R$2]+[.$H5]" office:value-type="float" office:value="262.445341365462" calcext:value-type="float">
            <text:p>262.4453413655</text:p>
          </table:table-cell>
          <table:table-cell table:formula="of:=([.$Q$2]/[.$U$2])*([.G5]+[.H5])*0.5+[.$R$2]" office:value-type="float" office:value="75.4453413654619" calcext:value-type="float">
            <text:p>75.4453413655</text:p>
          </table:table-cell>
          <table:table-cell table:formula="of:=INDIRECT(&quot;&quot;&amp;ROW()-1&amp;&quot;.$B$15&quot;)" office:value-type="float" office:value="220" calcext:value-type="float">
            <text:p>220</text:p>
          </table:table-cell>
          <table:table-cell table:formula="of:=INDIRECT(&quot;&quot;&amp;ROW()-1&amp;&quot;.$B$14&quot;)" office:value-type="float" office:value="256" calcext:value-type="float">
            <text:p>256</text:p>
          </table:table-cell>
          <table:table-cell table:formula="of:=([.$Q$3]/[.$U$3])*([.L5]+[.K5])*0.5+[.$R$3]+[.$L5]" office:value-type="float" office:value="398.76012345679" calcext:value-type="float">
            <text:p>398.7601234568</text:p>
          </table:table-cell>
          <table:table-cell table:formula="of:=([.$Q$3]/[.$U$3])*([.L5]+[.K5])*0.5+[.$R$3]" office:value-type="float" office:value="142.76012345679" calcext:value-type="float">
            <text:p>142.760123456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DIRECT(&quot;&quot;&amp;ROW()-1&amp;&quot;.$B$4&quot;)" office:value-type="float" office:value="35.6666666666667" calcext:value-type="float">
            <text:p>35.6666666667</text:p>
          </table:table-cell>
          <table:table-cell table:formula="of:=INDIRECT(&quot;&quot;&amp;ROW()-1&amp;&quot;.$B$5&quot;)" office:value-type="float" office:value="66" calcext:value-type="float">
            <text:p>66</text:p>
          </table:table-cell>
          <table:table-cell table:formula="of:=INDIRECT(&quot;&quot;&amp;ROW()-1&amp;&quot;.$B$6&quot;)" office:value-type="float" office:value="14" calcext:value-type="float">
            <text:p>14</text:p>
          </table:table-cell>
          <table:table-cell table:formula="of:=INDIRECT(&quot;&quot;&amp;ROW()-1&amp;&quot;.$B$7&quot;)" office:value-type="float" office:value="14.6666666666667" calcext:value-type="float">
            <text:p>14.6666666667</text:p>
          </table:table-cell>
          <table:table-cell/>
          <table:table-cell table:formula="of:=INDIRECT(&quot;&quot;&amp;ROW()-1&amp;&quot;.$B$13&quot;)" office:value-type="float" office:value="365" calcext:value-type="float">
            <text:p>365</text:p>
          </table:table-cell>
          <table:table-cell table:formula="of:=INDIRECT(&quot;&quot;&amp;ROW()-1&amp;&quot;.$B$12&quot;)" office:value-type="float" office:value="134" calcext:value-type="float">
            <text:p>134</text:p>
          </table:table-cell>
          <table:table-cell table:formula="of:=([.$Q$2]/[.$U$2])*([.G6]+[.H6])*0.5+[.$R$2]+[.$H6]" office:value-type="float" office:value="247.079076305221" calcext:value-type="float">
            <text:p>247.0790763052</text:p>
          </table:table-cell>
          <table:table-cell table:formula="of:=([.$Q$2]/[.$U$2])*([.G6]+[.H6])*0.5+[.$R$2]" office:value-type="float" office:value="113.079076305221" calcext:value-type="float">
            <text:p>113.0790763052</text:p>
          </table:table-cell>
          <table:table-cell table:formula="of:=INDIRECT(&quot;&quot;&amp;ROW()-1&amp;&quot;.$B$15&quot;)" office:value-type="float" office:value="198" calcext:value-type="float">
            <text:p>198</text:p>
          </table:table-cell>
          <table:table-cell table:formula="of:=INDIRECT(&quot;&quot;&amp;ROW()-1&amp;&quot;.$B$14&quot;)" office:value-type="float" office:value="167" calcext:value-type="float">
            <text:p>167</text:p>
          </table:table-cell>
          <table:table-cell table:formula="of:=([.$Q$3]/[.$U$3])*([.L6]+[.K6])*0.5+[.$R$3]+[.$L6]" office:value-type="float" office:value="278.57049382716" calcext:value-type="float">
            <text:p>278.5704938272</text:p>
          </table:table-cell>
          <table:table-cell table:formula="of:=([.$Q$3]/[.$U$3])*([.L6]+[.K6])*0.5+[.$R$3]" office:value-type="float" office:value="111.570493827161" calcext:value-type="float">
            <text:p>111.5704938272</text:p>
          </table:table-cell>
          <table:table-cell/>
          <table:table-cell table:formula="of:=([.$Q$2]/(([.G2]+[.H2])*0.5)) * [.U2]" office:value-type="float" office:value="28.9998657718121" calcext:value-type="float">
            <text:p>28.999865771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DIRECT(&quot;&quot;&amp;ROW()-1&amp;&quot;.$B$4&quot;)" office:value-type="float" office:value="9" calcext:value-type="float">
            <text:p>9</text:p>
          </table:table-cell>
          <table:table-cell table:formula="of:=INDIRECT(&quot;&quot;&amp;ROW()-1&amp;&quot;.$B$5&quot;)" office:value-type="float" office:value="30" calcext:value-type="float">
            <text:p>30</text:p>
          </table:table-cell>
          <table:table-cell table:formula="of:=INDIRECT(&quot;&quot;&amp;ROW()-1&amp;&quot;.$B$6&quot;)" office:value-type="float" office:value="10.6666666666667" calcext:value-type="float">
            <text:p>10.6666666667</text:p>
          </table:table-cell>
          <table:table-cell table:formula="of:=INDIRECT(&quot;&quot;&amp;ROW()-1&amp;&quot;.$B$7&quot;)" office:value-type="float" office:value="14.3333333333333" calcext:value-type="float">
            <text:p>14.3333333333</text:p>
          </table:table-cell>
          <table:table-cell/>
          <table:table-cell table:formula="of:=INDIRECT(&quot;&quot;&amp;ROW()-1&amp;&quot;.$B$13&quot;)" office:value-type="float" office:value="234" calcext:value-type="float">
            <text:p>234</text:p>
          </table:table-cell>
          <table:table-cell table:formula="of:=INDIRECT(&quot;&quot;&amp;ROW()-1&amp;&quot;.$B$12&quot;)" office:value-type="float" office:value="51" calcext:value-type="float">
            <text:p>51</text:p>
          </table:table-cell>
          <table:table-cell table:formula="of:=([.$Q$2]/[.$U$2])*([.G7]+[.H7])*0.5+[.$R$2]+[.$H7]" office:value-type="float" office:value="119.336746987952" calcext:value-type="float">
            <text:p>119.336746988</text:p>
          </table:table-cell>
          <table:table-cell table:formula="of:=([.$Q$2]/[.$U$2])*([.G7]+[.H7])*0.5+[.$R$2]" office:value-type="float" office:value="68.3367469879518" calcext:value-type="float">
            <text:p>68.336746988</text:p>
          </table:table-cell>
          <table:table-cell table:formula="of:=INDIRECT(&quot;&quot;&amp;ROW()-1&amp;&quot;.$B$15&quot;)" office:value-type="float" office:value="157" calcext:value-type="float">
            <text:p>157</text:p>
          </table:table-cell>
          <table:table-cell table:formula="of:=INDIRECT(&quot;&quot;&amp;ROW()-1&amp;&quot;.$B$14&quot;)" office:value-type="float" office:value="39" calcext:value-type="float">
            <text:p>39</text:p>
          </table:table-cell>
          <table:table-cell table:formula="of:=([.$Q$3]/[.$U$3])*([.L7]+[.K7])*0.5+[.$R$3]+[.$L7]" office:value-type="float" office:value="103.083580246914" calcext:value-type="float">
            <text:p>103.0835802469</text:p>
          </table:table-cell>
          <table:table-cell table:formula="of:=([.$Q$3]/[.$U$3])*([.L7]+[.K7])*0.5+[.$R$3]" office:value-type="float" office:value="64.0835802469136" calcext:value-type="float">
            <text:p>64.0835802469</text:p>
          </table:table-cell>
          <table:table-cell/>
          <table:table-cell table:formula="of:=([.G2]+[.H2])/2" office:value-type="float" office:value="223.5" calcext:value-type="float">
            <text:p>223.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DIRECT(&quot;&quot;&amp;ROW()-1&amp;&quot;.$B$4&quot;)" office:value-type="float" office:value="70" calcext:value-type="float">
            <text:p>70</text:p>
          </table:table-cell>
          <table:table-cell table:formula="of:=INDIRECT(&quot;&quot;&amp;ROW()-1&amp;&quot;.$B$5&quot;)" office:value-type="float" office:value="139.333333333333" calcext:value-type="float">
            <text:p>139.3333333333</text:p>
          </table:table-cell>
          <table:table-cell table:formula="of:=INDIRECT(&quot;&quot;&amp;ROW()-1&amp;&quot;.$B$6&quot;)" office:value-type="float" office:value="47.6666666666667" calcext:value-type="float">
            <text:p>47.6666666667</text:p>
          </table:table-cell>
          <table:table-cell table:formula="of:=INDIRECT(&quot;&quot;&amp;ROW()-1&amp;&quot;.$B$7&quot;)" office:value-type="float" office:value="114.333333333333" calcext:value-type="float">
            <text:p>114.3333333333</text:p>
          </table:table-cell>
          <table:table-cell/>
          <table:table-cell table:formula="of:=INDIRECT(&quot;&quot;&amp;ROW()-1&amp;&quot;.$B$13&quot;)" office:value-type="float" office:value="459" calcext:value-type="float">
            <text:p>459</text:p>
          </table:table-cell>
          <table:table-cell table:formula="of:=INDIRECT(&quot;&quot;&amp;ROW()-1&amp;&quot;.$B$12&quot;)" office:value-type="float" office:value="278" calcext:value-type="float">
            <text:p>278</text:p>
          </table:table-cell>
          <table:table-cell table:formula="of:=([.$Q$2]/[.$U$2])*([.G8]+[.H8])*0.5+[.$R$2]+[.$H8]" office:value-type="float" office:value="440.839236947791" calcext:value-type="float">
            <text:p>440.8392369478</text:p>
          </table:table-cell>
          <table:table-cell table:formula="of:=([.$Q$2]/[.$U$2])*([.G8]+[.H8])*0.5+[.$R$2]" office:value-type="float" office:value="162.839236947791" calcext:value-type="float">
            <text:p>162.8392369478</text:p>
          </table:table-cell>
          <table:table-cell table:formula="of:=INDIRECT(&quot;&quot;&amp;ROW()-1&amp;&quot;.$B$15&quot;)" office:value-type="float" office:value="253" calcext:value-type="float">
            <text:p>253</text:p>
          </table:table-cell>
          <table:table-cell table:formula="of:=INDIRECT(&quot;&quot;&amp;ROW()-1&amp;&quot;.$B$14&quot;)" office:value-type="float" office:value="647" calcext:value-type="float">
            <text:p>647</text:p>
          </table:table-cell>
          <table:table-cell table:formula="of:=([.$Q$3]/[.$U$3])*([.L8]+[.K8])*0.5+[.$R$3]+[.$L8]" office:value-type="float" office:value="908.898888888889" calcext:value-type="float">
            <text:p>908.8988888889</text:p>
          </table:table-cell>
          <table:table-cell table:formula="of:=([.$Q$3]/[.$U$3])*([.L8]+[.K8])*0.5+[.$R$3]" office:value-type="float" office:value="261.898888888889" calcext:value-type="float">
            <text:p>261.8988888889</text:p>
          </table:table-cell>
          <table:table-cell/>
          <table:table-cell table:formula="of:=([.Q2]/[.U2]) * [.P7]" office:value-type="float" office:value="93.4571084337349" calcext:value-type="float">
            <text:p>93.457108433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DIRECT(&quot;&quot;&amp;ROW()-1&amp;&quot;.$B$4&quot;)" office:value-type="float" office:value="33" calcext:value-type="float">
            <text:p>33</text:p>
          </table:table-cell>
          <table:table-cell table:formula="of:=INDIRECT(&quot;&quot;&amp;ROW()-1&amp;&quot;.$B$5&quot;)" office:value-type="float" office:value="81.6666666666667" calcext:value-type="float">
            <text:p>81.6666666667</text:p>
          </table:table-cell>
          <table:table-cell table:formula="of:=INDIRECT(&quot;&quot;&amp;ROW()-1&amp;&quot;.$B$6&quot;)" office:value-type="float" office:value="67" calcext:value-type="float">
            <text:p>67</text:p>
          </table:table-cell>
          <table:table-cell table:formula="of:=INDIRECT(&quot;&quot;&amp;ROW()-1&amp;&quot;.$B$7&quot;)" office:value-type="float" office:value="43.3333333333333" calcext:value-type="float">
            <text:p>43.3333333333</text:p>
          </table:table-cell>
          <table:table-cell/>
          <table:table-cell table:formula="of:=INDIRECT(&quot;&quot;&amp;ROW()-1&amp;&quot;.$B$13&quot;)" office:value-type="float" office:value="250" calcext:value-type="float">
            <text:p>250</text:p>
          </table:table-cell>
          <table:table-cell table:formula="of:=INDIRECT(&quot;&quot;&amp;ROW()-1&amp;&quot;.$B$12&quot;)" office:value-type="float" office:value="364" calcext:value-type="float">
            <text:p>364</text:p>
          </table:table-cell>
          <table:table-cell table:formula="of:=([.$Q$2]/[.$U$2])*([.G9]+[.H9])*0.5+[.$R$2]+[.$H9]" office:value-type="float" office:value="501.122851405623" calcext:value-type="float">
            <text:p>501.1228514056</text:p>
          </table:table-cell>
          <table:table-cell table:formula="of:=([.$Q$2]/[.$U$2])*([.G9]+[.H9])*0.5+[.$R$2]" office:value-type="float" office:value="137.122851405623" calcext:value-type="float">
            <text:p>137.1228514056</text:p>
          </table:table-cell>
          <table:table-cell table:formula="of:=INDIRECT(&quot;&quot;&amp;ROW()-1&amp;&quot;.$B$15&quot;)" office:value-type="float" office:value="663" calcext:value-type="float">
            <text:p>663</text:p>
          </table:table-cell>
          <table:table-cell table:formula="of:=INDIRECT(&quot;&quot;&amp;ROW()-1&amp;&quot;.$B$14&quot;)" office:value-type="float" office:value="209" calcext:value-type="float">
            <text:p>209</text:p>
          </table:table-cell>
          <table:table-cell table:formula="of:=([.$Q$3]/[.$U$3])*([.L9]+[.K9])*0.5+[.$R$3]+[.$L9]" office:value-type="float" office:value="463.031234567901" calcext:value-type="float">
            <text:p>463.0312345679</text:p>
          </table:table-cell>
          <table:table-cell table:formula="of:=([.$Q$3]/[.$U$3])*([.L9]+[.K9])*0.5+[.$R$3]" office:value-type="float" office:value="254.031234567901" calcext:value-type="float">
            <text:p>254.031234567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DIRECT(&quot;&quot;&amp;ROW()-1&amp;&quot;.$B$4&quot;)" office:value-type="float" office:value="29.3333333333333" calcext:value-type="float">
            <text:p>29.3333333333</text:p>
          </table:table-cell>
          <table:table-cell table:formula="of:=INDIRECT(&quot;&quot;&amp;ROW()-1&amp;&quot;.$B$5&quot;)" office:value-type="float" office:value="50.6666666666667" calcext:value-type="float">
            <text:p>50.6666666667</text:p>
          </table:table-cell>
          <table:table-cell table:formula="of:=INDIRECT(&quot;&quot;&amp;ROW()-1&amp;&quot;.$B$6&quot;)" office:value-type="float" office:value="29.3333333333333" calcext:value-type="float">
            <text:p>29.3333333333</text:p>
          </table:table-cell>
          <table:table-cell table:formula="of:=INDIRECT(&quot;&quot;&amp;ROW()-1&amp;&quot;.$B$7&quot;)" office:value-type="float" office:value="30" calcext:value-type="float">
            <text:p>30</text:p>
          </table:table-cell>
          <table:table-cell/>
          <table:table-cell table:formula="of:=INDIRECT(&quot;&quot;&amp;ROW()-1&amp;&quot;.$B$13&quot;)" office:value-type="float" office:value="299" calcext:value-type="float">
            <text:p>299</text:p>
          </table:table-cell>
          <table:table-cell table:formula="of:=INDIRECT(&quot;&quot;&amp;ROW()-1&amp;&quot;.$B$12&quot;)" office:value-type="float" office:value="150" calcext:value-type="float">
            <text:p>150</text:p>
          </table:table-cell>
          <table:table-cell table:formula="of:=([.$Q$2]/[.$U$2])*([.G10]+[.H10])*0.5+[.$R$2]+[.$H10]" office:value-type="float" office:value="252.625261044177" calcext:value-type="float">
            <text:p>252.6252610442</text:p>
          </table:table-cell>
          <table:table-cell table:formula="of:=([.$Q$2]/[.$U$2])*([.G10]+[.H10])*0.5+[.$R$2]" office:value-type="float" office:value="102.625261044177" calcext:value-type="float">
            <text:p>102.6252610442</text:p>
          </table:table-cell>
          <table:table-cell table:formula="of:=INDIRECT(&quot;&quot;&amp;ROW()-1&amp;&quot;.$B$15&quot;)" office:value-type="float" office:value="441" calcext:value-type="float">
            <text:p>441</text:p>
          </table:table-cell>
          <table:table-cell table:formula="of:=INDIRECT(&quot;&quot;&amp;ROW()-1&amp;&quot;.$B$14&quot;)" office:value-type="float" office:value="276" calcext:value-type="float">
            <text:p>276</text:p>
          </table:table-cell>
          <table:table-cell table:formula="of:=([.$Q$3]/[.$U$3])*([.L10]+[.K10])*0.5+[.$R$3]+[.$L10]" office:value-type="float" office:value="486.478148148148" calcext:value-type="float">
            <text:p>486.4781481481</text:p>
          </table:table-cell>
          <table:table-cell table:formula="of:=([.$Q$3]/[.$U$3])*([.L10]+[.K10])*0.5+[.$R$3]" office:value-type="float" office:value="210.478148148148" calcext:value-type="float">
            <text:p>210.478148148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DIRECT(&quot;&quot;&amp;ROW()-1&amp;&quot;.$B$4&quot;)" office:value-type="float" office:value="16" calcext:value-type="float">
            <text:p>16</text:p>
          </table:table-cell>
          <table:table-cell table:formula="of:=INDIRECT(&quot;&quot;&amp;ROW()-1&amp;&quot;.$B$5&quot;)" office:value-type="float" office:value="53.3333333333333" calcext:value-type="float">
            <text:p>53.3333333333</text:p>
          </table:table-cell>
          <table:table-cell table:formula="of:=INDIRECT(&quot;&quot;&amp;ROW()-1&amp;&quot;.$B$6&quot;)" office:value-type="float" office:value="20.6666666666667" calcext:value-type="float">
            <text:p>20.6666666667</text:p>
          </table:table-cell>
          <table:table-cell table:formula="of:=INDIRECT(&quot;&quot;&amp;ROW()-1&amp;&quot;.$B$7&quot;)" office:value-type="float" office:value="35.3333333333333" calcext:value-type="float">
            <text:p>35.3333333333</text:p>
          </table:table-cell>
          <table:table-cell/>
          <table:table-cell table:formula="of:=INDIRECT(&quot;&quot;&amp;ROW()-1&amp;&quot;.$B$13&quot;)" office:value-type="float" office:value="87" calcext:value-type="float">
            <text:p>87</text:p>
          </table:table-cell>
          <table:table-cell table:formula="of:=INDIRECT(&quot;&quot;&amp;ROW()-1&amp;&quot;.$B$12&quot;)" office:value-type="float" office:value="113" calcext:value-type="float">
            <text:p>113</text:p>
          </table:table-cell>
          <table:table-cell table:formula="of:=([.$Q$2]/[.$U$2])*([.G11]+[.H11])*0.5+[.$R$2]+[.$H11]" office:value-type="float" office:value="163.565261044177" calcext:value-type="float">
            <text:p>163.5652610442</text:p>
          </table:table-cell>
          <table:table-cell table:formula="of:=([.$Q$2]/[.$U$2])*([.G11]+[.H11])*0.5+[.$R$2]" office:value-type="float" office:value="50.5652610441767" calcext:value-type="float">
            <text:p>50.5652610442</text:p>
          </table:table-cell>
          <table:table-cell table:formula="of:=INDIRECT(&quot;&quot;&amp;ROW()-1&amp;&quot;.$B$15&quot;)" office:value-type="float" office:value="176" calcext:value-type="float">
            <text:p>176</text:p>
          </table:table-cell>
          <table:table-cell table:formula="of:=INDIRECT(&quot;&quot;&amp;ROW()-1&amp;&quot;.$B$14&quot;)" office:value-type="float" office:value="401" calcext:value-type="float">
            <text:p>401</text:p>
          </table:table-cell>
          <table:table-cell table:formula="of:=([.$Q$3]/[.$U$3])*([.L11]+[.K11])*0.5+[.$R$3]+[.$L11]" office:value-type="float" office:value="572.13987654321" calcext:value-type="float">
            <text:p>572.1398765432</text:p>
          </table:table-cell>
          <table:table-cell table:formula="of:=([.$Q$3]/[.$U$3])*([.L11]+[.K11])*0.5+[.$R$3]" office:value-type="float" office:value="171.13987654321" calcext:value-type="float">
            <text:p>171.139876543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NDIRECT(&quot;&quot;&amp;ROW()-1&amp;&quot;.$B$4&quot;)" office:value-type="float" office:value="7.66666666666667" calcext:value-type="float">
            <text:p>7.6666666667</text:p>
          </table:table-cell>
          <table:table-cell table:formula="of:=INDIRECT(&quot;&quot;&amp;ROW()-1&amp;&quot;.$B$5&quot;)" office:value-type="float" office:value="9.66666666666667" calcext:value-type="float">
            <text:p>9.6666666667</text:p>
          </table:table-cell>
          <table:table-cell table:formula="of:=INDIRECT(&quot;&quot;&amp;ROW()-1&amp;&quot;.$B$6&quot;)" office:value-type="float" office:value="6.33333333333333" calcext:value-type="float">
            <text:p>6.3333333333</text:p>
          </table:table-cell>
          <table:table-cell table:formula="of:=INDIRECT(&quot;&quot;&amp;ROW()-1&amp;&quot;.$B$7&quot;)" office:value-type="float" office:value="9.66666666666667" calcext:value-type="float">
            <text:p>9.6666666667</text:p>
          </table:table-cell>
          <table:table-cell/>
          <table:table-cell table:formula="of:=INDIRECT(&quot;&quot;&amp;ROW()-1&amp;&quot;.$B$13&quot;)" office:value-type="float" office:value="110" calcext:value-type="float">
            <text:p>110</text:p>
          </table:table-cell>
          <table:table-cell table:formula="of:=INDIRECT(&quot;&quot;&amp;ROW()-1&amp;&quot;.$B$12&quot;)" office:value-type="float" office:value="94" calcext:value-type="float">
            <text:p>94</text:p>
          </table:table-cell>
          <table:table-cell table:formula="of:=([.$Q$2]/[.$U$2])*([.G12]+[.H12])*0.5+[.$R$2]+[.$H12]" office:value-type="float" office:value="145.40156626506" calcext:value-type="float">
            <text:p>145.4015662651</text:p>
          </table:table-cell>
          <table:table-cell table:formula="of:=([.$Q$2]/[.$U$2])*([.G12]+[.H12])*0.5+[.$R$2]" office:value-type="float" office:value="51.4015662650603" calcext:value-type="float">
            <text:p>51.4015662651</text:p>
          </table:table-cell>
          <table:table-cell table:formula="of:=INDIRECT(&quot;&quot;&amp;ROW()-1&amp;&quot;.$B$15&quot;)" office:value-type="float" office:value="194" calcext:value-type="float">
            <text:p>194</text:p>
          </table:table-cell>
          <table:table-cell table:formula="of:=INDIRECT(&quot;&quot;&amp;ROW()-1&amp;&quot;.$B$14&quot;)" office:value-type="float" office:value="114" calcext:value-type="float">
            <text:p>114</text:p>
          </table:table-cell>
          <table:table-cell table:formula="of:=([.$Q$3]/[.$U$3])*([.L12]+[.K12])*0.5+[.$R$3]+[.$L12]" office:value-type="float" office:value="209.554197530864" calcext:value-type="float">
            <text:p>209.5541975309</text:p>
          </table:table-cell>
          <table:table-cell table:formula="of:=([.$Q$3]/[.$U$3])*([.L12]+[.K12])*0.5+[.$R$3]" office:value-type="float" office:value="95.5541975308642" calcext:value-type="float">
            <text:p>95.554197530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DIRECT(&quot;&quot;&amp;ROW()-1&amp;&quot;.$B$4&quot;)" office:value-type="float" office:value="33" calcext:value-type="float">
            <text:p>33</text:p>
          </table:table-cell>
          <table:table-cell table:formula="of:=INDIRECT(&quot;&quot;&amp;ROW()-1&amp;&quot;.$B$5&quot;)" office:value-type="float" office:value="126" calcext:value-type="float">
            <text:p>126</text:p>
          </table:table-cell>
          <table:table-cell table:formula="of:=INDIRECT(&quot;&quot;&amp;ROW()-1&amp;&quot;.$B$6&quot;)" office:value-type="float" office:value="33" calcext:value-type="float">
            <text:p>33</text:p>
          </table:table-cell>
          <table:table-cell table:formula="of:=INDIRECT(&quot;&quot;&amp;ROW()-1&amp;&quot;.$B$7&quot;)" office:value-type="float" office:value="71" calcext:value-type="float">
            <text:p>71</text:p>
          </table:table-cell>
          <table:table-cell/>
          <table:table-cell table:formula="of:=INDIRECT(&quot;&quot;&amp;ROW()-1&amp;&quot;.$B$13&quot;)" office:value-type="float" office:value="184" calcext:value-type="float">
            <text:p>184</text:p>
          </table:table-cell>
          <table:table-cell table:formula="of:=INDIRECT(&quot;&quot;&amp;ROW()-1&amp;&quot;.$B$12&quot;)" office:value-type="float" office:value="69" calcext:value-type="float">
            <text:p>69</text:p>
          </table:table-cell>
          <table:table-cell table:formula="of:=([.$Q$2]/[.$U$2])*([.G13]+[.H13])*0.5+[.$R$2]+[.$H13]" office:value-type="float" office:value="130.646305220884" calcext:value-type="float">
            <text:p>130.6463052209</text:p>
          </table:table-cell>
          <table:table-cell table:formula="of:=([.$Q$2]/[.$U$2])*([.G13]+[.H13])*0.5+[.$R$2]" office:value-type="float" office:value="61.6463052208835" calcext:value-type="float">
            <text:p>61.6463052209</text:p>
          </table:table-cell>
          <table:table-cell table:formula="of:=INDIRECT(&quot;&quot;&amp;ROW()-1&amp;&quot;.$B$15&quot;)" office:value-type="float" office:value="525" calcext:value-type="float">
            <text:p>525</text:p>
          </table:table-cell>
          <table:table-cell table:formula="of:=INDIRECT(&quot;&quot;&amp;ROW()-1&amp;&quot;.$B$14&quot;)" office:value-type="float" office:value="86" calcext:value-type="float">
            <text:p>86</text:p>
          </table:table-cell>
          <table:table-cell table:formula="of:=([.$Q$3]/[.$U$3])*([.L13]+[.K13])*0.5+[.$R$3]+[.$L13]" office:value-type="float" office:value="266.693456790123" calcext:value-type="float">
            <text:p>266.6934567901</text:p>
          </table:table-cell>
          <table:table-cell table:formula="of:=([.$Q$3]/[.$U$3])*([.L13]+[.K13])*0.5+[.$R$3]" office:value-type="float" office:value="180.693456790123" calcext:value-type="float">
            <text:p>180.693456790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NDIRECT(&quot;&quot;&amp;ROW()-1&amp;&quot;.$B$4&quot;)" office:value-type="float" office:value="28" calcext:value-type="float">
            <text:p>28</text:p>
          </table:table-cell>
          <table:table-cell table:formula="of:=INDIRECT(&quot;&quot;&amp;ROW()-1&amp;&quot;.$B$5&quot;)" office:value-type="float" office:value="56" calcext:value-type="float">
            <text:p>56</text:p>
          </table:table-cell>
          <table:table-cell table:formula="of:=INDIRECT(&quot;&quot;&amp;ROW()-1&amp;&quot;.$B$6&quot;)" office:value-type="float" office:value="17.3333333333333" calcext:value-type="float">
            <text:p>17.3333333333</text:p>
          </table:table-cell>
          <table:table-cell table:formula="of:=INDIRECT(&quot;&quot;&amp;ROW()-1&amp;&quot;.$B$7&quot;)" office:value-type="float" office:value="26" calcext:value-type="float">
            <text:p>26</text:p>
          </table:table-cell>
          <table:table-cell/>
          <table:table-cell table:formula="of:=INDIRECT(&quot;&quot;&amp;ROW()-1&amp;&quot;.$B$13&quot;)" office:value-type="float" office:value="197" calcext:value-type="float">
            <text:p>197</text:p>
          </table:table-cell>
          <table:table-cell table:formula="of:=INDIRECT(&quot;&quot;&amp;ROW()-1&amp;&quot;.$B$12&quot;)" office:value-type="float" office:value="109" calcext:value-type="float">
            <text:p>109</text:p>
          </table:table-cell>
          <table:table-cell table:formula="of:=([.$Q$2]/[.$U$2])*([.G14]+[.H14])*0.5+[.$R$2]+[.$H14]" office:value-type="float" office:value="181.72734939759" calcext:value-type="float">
            <text:p>181.7273493976</text:p>
          </table:table-cell>
          <table:table-cell table:formula="of:=([.$Q$2]/[.$U$2])*([.G14]+[.H14])*0.5+[.$R$2]" office:value-type="float" office:value="72.7273493975904" calcext:value-type="float">
            <text:p>72.7273493976</text:p>
          </table:table-cell>
          <table:table-cell table:formula="of:=INDIRECT(&quot;&quot;&amp;ROW()-1&amp;&quot;.$B$15&quot;)" office:value-type="float" office:value="326" calcext:value-type="float">
            <text:p>326</text:p>
          </table:table-cell>
          <table:table-cell table:formula="of:=INDIRECT(&quot;&quot;&amp;ROW()-1&amp;&quot;.$B$14&quot;)" office:value-type="float" office:value="99" calcext:value-type="float">
            <text:p>99</text:p>
          </table:table-cell>
          <table:table-cell table:formula="of:=([.$Q$3]/[.$U$3])*([.L14]+[.K14])*0.5+[.$R$3]+[.$L14]" office:value-type="float" office:value="227.42975308642" calcext:value-type="float">
            <text:p>227.4297530864</text:p>
          </table:table-cell>
          <table:table-cell table:formula="of:=([.$Q$3]/[.$U$3])*([.L14]+[.K14])*0.5+[.$R$3]" office:value-type="float" office:value="128.42975308642" calcext:value-type="float">
            <text:p>128.429753086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NDIRECT(&quot;&quot;&amp;ROW()-1&amp;&quot;.$B$4&quot;)" office:value-type="float" office:value="18" calcext:value-type="float">
            <text:p>18</text:p>
          </table:table-cell>
          <table:table-cell table:formula="of:=INDIRECT(&quot;&quot;&amp;ROW()-1&amp;&quot;.$B$5&quot;)" office:value-type="float" office:value="31.6666666666667" calcext:value-type="float">
            <text:p>31.6666666667</text:p>
          </table:table-cell>
          <table:table-cell table:formula="of:=INDIRECT(&quot;&quot;&amp;ROW()-1&amp;&quot;.$B$6&quot;)" office:value-type="float" office:value="13.6666666666667" calcext:value-type="float">
            <text:p>13.6666666667</text:p>
          </table:table-cell>
          <table:table-cell table:formula="of:=INDIRECT(&quot;&quot;&amp;ROW()-1&amp;&quot;.$B$7&quot;)" office:value-type="float" office:value="29.6666666666667" calcext:value-type="float">
            <text:p>29.6666666667</text:p>
          </table:table-cell>
          <table:table-cell/>
          <table:table-cell table:formula="of:=INDIRECT(&quot;&quot;&amp;ROW()-1&amp;&quot;.$B$13&quot;)" office:value-type="float" office:value="150" calcext:value-type="float">
            <text:p>150</text:p>
          </table:table-cell>
          <table:table-cell table:formula="of:=INDIRECT(&quot;&quot;&amp;ROW()-1&amp;&quot;.$B$12&quot;)" office:value-type="float" office:value="132" calcext:value-type="float">
            <text:p>132</text:p>
          </table:table-cell>
          <table:table-cell table:formula="of:=([.$Q$2]/[.$U$2])*([.G15]+[.H15])*0.5+[.$R$2]+[.$H15]" office:value-type="float" office:value="199.709518072289" calcext:value-type="float">
            <text:p>199.7095180723</text:p>
          </table:table-cell>
          <table:table-cell table:formula="of:=([.$Q$2]/[.$U$2])*([.G15]+[.H15])*0.5+[.$R$2]" office:value-type="float" office:value="67.7095180722892" calcext:value-type="float">
            <text:p>67.7095180723</text:p>
          </table:table-cell>
          <table:table-cell table:formula="of:=INDIRECT(&quot;&quot;&amp;ROW()-1&amp;&quot;.$B$15&quot;)" office:value-type="float" office:value="305" calcext:value-type="float">
            <text:p>305</text:p>
          </table:table-cell>
          <table:table-cell table:formula="of:=INDIRECT(&quot;&quot;&amp;ROW()-1&amp;&quot;.$B$14&quot;)" office:value-type="float" office:value="131" calcext:value-type="float">
            <text:p>131</text:p>
          </table:table-cell>
          <table:table-cell table:formula="of:=([.$Q$3]/[.$U$3])*([.L15]+[.K15])*0.5+[.$R$3]+[.$L15]" office:value-type="float" office:value="262.520617283951" calcext:value-type="float">
            <text:p>262.520617284</text:p>
          </table:table-cell>
          <table:table-cell table:formula="of:=([.$Q$3]/[.$U$3])*([.L15]+[.K15])*0.5+[.$R$3]" office:value-type="float" office:value="131.520617283951" calcext:value-type="float">
            <text:p>131.52061728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DIRECT(&quot;&quot;&amp;ROW()-1&amp;&quot;.$B$4&quot;)" office:value-type="float" office:value="19" calcext:value-type="float">
            <text:p>19</text:p>
          </table:table-cell>
          <table:table-cell table:formula="of:=INDIRECT(&quot;&quot;&amp;ROW()-1&amp;&quot;.$B$5&quot;)" office:value-type="float" office:value="38" calcext:value-type="float">
            <text:p>38</text:p>
          </table:table-cell>
          <table:table-cell table:formula="of:=INDIRECT(&quot;&quot;&amp;ROW()-1&amp;&quot;.$B$6&quot;)" office:value-type="float" office:value="28.3333333333333" calcext:value-type="float">
            <text:p>28.3333333333</text:p>
          </table:table-cell>
          <table:table-cell table:formula="of:=INDIRECT(&quot;&quot;&amp;ROW()-1&amp;&quot;.$B$7&quot;)" office:value-type="float" office:value="25.6666666666667" calcext:value-type="float">
            <text:p>25.6666666667</text:p>
          </table:table-cell>
          <table:table-cell/>
          <table:table-cell table:formula="of:=INDIRECT(&quot;&quot;&amp;ROW()-1&amp;&quot;.$B$13&quot;)" office:value-type="float" office:value="138" calcext:value-type="float">
            <text:p>138</text:p>
          </table:table-cell>
          <table:table-cell table:formula="of:=INDIRECT(&quot;&quot;&amp;ROW()-1&amp;&quot;.$B$12&quot;)" office:value-type="float" office:value="111" calcext:value-type="float">
            <text:p>111</text:p>
          </table:table-cell>
          <table:table-cell table:formula="of:=([.$Q$2]/[.$U$2])*([.G16]+[.H16])*0.5+[.$R$2]+[.$H16]" office:value-type="float" office:value="171.81" calcext:value-type="float">
            <text:p>171.81</text:p>
          </table:table-cell>
          <table:table-cell table:formula="of:=([.$Q$2]/[.$U$2])*([.G16]+[.H16])*0.5+[.$R$2]" office:value-type="float" office:value="60.81" calcext:value-type="float">
            <text:p>60.81</text:p>
          </table:table-cell>
          <table:table-cell table:formula="of:=INDIRECT(&quot;&quot;&amp;ROW()-1&amp;&quot;.$B$15&quot;)" office:value-type="float" office:value="240" calcext:value-type="float">
            <text:p>240</text:p>
          </table:table-cell>
          <table:table-cell table:formula="of:=INDIRECT(&quot;&quot;&amp;ROW()-1&amp;&quot;.$B$14&quot;)" office:value-type="float" office:value="153" calcext:value-type="float">
            <text:p>153</text:p>
          </table:table-cell>
          <table:table-cell table:formula="of:=([.$Q$3]/[.$U$3])*([.L16]+[.K16])*0.5+[.$R$3]+[.$L16]" office:value-type="float" office:value="272.438148148148" calcext:value-type="float">
            <text:p>272.4381481481</text:p>
          </table:table-cell>
          <table:table-cell table:formula="of:=([.$Q$3]/[.$U$3])*([.L16]+[.K16])*0.5+[.$R$3]" office:value-type="float" office:value="119.438148148148" calcext:value-type="float">
            <text:p>119.438148148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NDIRECT(&quot;&quot;&amp;ROW()-1&amp;&quot;.$B$4&quot;)" office:value-type="float" office:value="29.3333333333333" calcext:value-type="float">
            <text:p>29.3333333333</text:p>
          </table:table-cell>
          <table:table-cell table:formula="of:=INDIRECT(&quot;&quot;&amp;ROW()-1&amp;&quot;.$B$5&quot;)" office:value-type="float" office:value="116" calcext:value-type="float">
            <text:p>116</text:p>
          </table:table-cell>
          <table:table-cell table:formula="of:=INDIRECT(&quot;&quot;&amp;ROW()-1&amp;&quot;.$B$6&quot;)" office:value-type="float" office:value="17" calcext:value-type="float">
            <text:p>17</text:p>
          </table:table-cell>
          <table:table-cell table:formula="of:=INDIRECT(&quot;&quot;&amp;ROW()-1&amp;&quot;.$B$7&quot;)" office:value-type="float" office:value="38" calcext:value-type="float">
            <text:p>38</text:p>
          </table:table-cell>
          <table:table-cell/>
          <table:table-cell table:formula="of:=INDIRECT(&quot;&quot;&amp;ROW()-1&amp;&quot;.$B$13&quot;)" office:value-type="float" office:value="165" calcext:value-type="float">
            <text:p>165</text:p>
          </table:table-cell>
          <table:table-cell table:formula="of:=INDIRECT(&quot;&quot;&amp;ROW()-1&amp;&quot;.$B$12&quot;)" office:value-type="float" office:value="103" calcext:value-type="float">
            <text:p>103</text:p>
          </table:table-cell>
          <table:table-cell table:formula="of:=([.$Q$2]/[.$U$2])*([.G17]+[.H17])*0.5+[.$R$2]+[.$H17]" office:value-type="float" office:value="167.782449799197" calcext:value-type="float">
            <text:p>167.7824497992</text:p>
          </table:table-cell>
          <table:table-cell table:formula="of:=([.$Q$2]/[.$U$2])*([.G17]+[.H17])*0.5+[.$R$2]" office:value-type="float" office:value="64.7824497991968" calcext:value-type="float">
            <text:p>64.7824497992</text:p>
          </table:table-cell>
          <table:table-cell table:formula="of:=INDIRECT(&quot;&quot;&amp;ROW()-1&amp;&quot;.$B$15&quot;)" office:value-type="float" office:value="177" calcext:value-type="float">
            <text:p>177</text:p>
          </table:table-cell>
          <table:table-cell table:formula="of:=INDIRECT(&quot;&quot;&amp;ROW()-1&amp;&quot;.$B$14&quot;)" office:value-type="float" office:value="195" calcext:value-type="float">
            <text:p>195</text:p>
          </table:table-cell>
          <table:table-cell table:formula="of:=([.$Q$3]/[.$U$3])*([.L17]+[.K17])*0.5+[.$R$3]+[.$L17]" office:value-type="float" office:value="308.537407407407" calcext:value-type="float">
            <text:p>308.5374074074</text:p>
          </table:table-cell>
          <table:table-cell table:formula="of:=([.$Q$3]/[.$U$3])*([.L17]+[.K17])*0.5+[.$R$3]" office:value-type="float" office:value="113.537407407407" calcext:value-type="float">
            <text:p>113.537407407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NDIRECT(&quot;&quot;&amp;ROW()-1&amp;&quot;.$B$4&quot;)" office:value-type="float" office:value="12.6666666666667" calcext:value-type="float">
            <text:p>12.6666666667</text:p>
          </table:table-cell>
          <table:table-cell table:formula="of:=INDIRECT(&quot;&quot;&amp;ROW()-1&amp;&quot;.$B$5&quot;)" office:value-type="float" office:value="31.3333333333333" calcext:value-type="float">
            <text:p>31.3333333333</text:p>
          </table:table-cell>
          <table:table-cell table:formula="of:=INDIRECT(&quot;&quot;&amp;ROW()-1&amp;&quot;.$B$6&quot;)" office:value-type="float" office:value="13" calcext:value-type="float">
            <text:p>13</text:p>
          </table:table-cell>
          <table:table-cell table:formula="of:=INDIRECT(&quot;&quot;&amp;ROW()-1&amp;&quot;.$B$7&quot;)" office:value-type="float" office:value="14.3333333333333" calcext:value-type="float">
            <text:p>14.3333333333</text:p>
          </table:table-cell>
          <table:table-cell/>
          <table:table-cell table:formula="of:=INDIRECT(&quot;&quot;&amp;ROW()-1&amp;&quot;.$B$13&quot;)" office:value-type="float" office:value="186" calcext:value-type="float">
            <text:p>186</text:p>
          </table:table-cell>
          <table:table-cell table:formula="of:=INDIRECT(&quot;&quot;&amp;ROW()-1&amp;&quot;.$B$12&quot;)" office:value-type="float" office:value="121" calcext:value-type="float">
            <text:p>121</text:p>
          </table:table-cell>
          <table:table-cell table:formula="of:=([.$Q$2]/[.$U$2])*([.G18]+[.H18])*0.5+[.$R$2]+[.$H18]" office:value-type="float" office:value="193.936425702811" calcext:value-type="float">
            <text:p>193.9364257028</text:p>
          </table:table-cell>
          <table:table-cell table:formula="of:=([.$Q$2]/[.$U$2])*([.G18]+[.H18])*0.5+[.$R$2]" office:value-type="float" office:value="72.9364257028113" calcext:value-type="float">
            <text:p>72.9364257028</text:p>
          </table:table-cell>
          <table:table-cell table:formula="of:=INDIRECT(&quot;&quot;&amp;ROW()-1&amp;&quot;.$B$15&quot;)" office:value-type="float" office:value="194" calcext:value-type="float">
            <text:p>194</text:p>
          </table:table-cell>
          <table:table-cell table:formula="of:=INDIRECT(&quot;&quot;&amp;ROW()-1&amp;&quot;.$B$14&quot;)" office:value-type="float" office:value="126" calcext:value-type="float">
            <text:p>126</text:p>
          </table:table-cell>
          <table:table-cell table:formula="of:=([.$Q$3]/[.$U$3])*([.L18]+[.K18])*0.5+[.$R$3]+[.$L18]" office:value-type="float" office:value="224.926049382716" calcext:value-type="float">
            <text:p>224.9260493827</text:p>
          </table:table-cell>
          <table:table-cell table:formula="of:=([.$Q$3]/[.$U$3])*([.L18]+[.K18])*0.5+[.$R$3]" office:value-type="float" office:value="98.9260493827161" calcext:value-type="float">
            <text:p>98.926049382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NDIRECT(&quot;&quot;&amp;ROW()-1&amp;&quot;.$B$4&quot;)" office:value-type="float" office:value="6" calcext:value-type="float">
            <text:p>6</text:p>
          </table:table-cell>
          <table:table-cell table:formula="of:=INDIRECT(&quot;&quot;&amp;ROW()-1&amp;&quot;.$B$5&quot;)" office:value-type="float" office:value="21.6666666666667" calcext:value-type="float">
            <text:p>21.6666666667</text:p>
          </table:table-cell>
          <table:table-cell table:formula="of:=INDIRECT(&quot;&quot;&amp;ROW()-1&amp;&quot;.$B$6&quot;)" office:value-type="float" office:value="5.66666666666667" calcext:value-type="float">
            <text:p>5.6666666667</text:p>
          </table:table-cell>
          <table:table-cell table:formula="of:=INDIRECT(&quot;&quot;&amp;ROW()-1&amp;&quot;.$B$7&quot;)" office:value-type="float" office:value="17" calcext:value-type="float">
            <text:p>17</text:p>
          </table:table-cell>
          <table:table-cell/>
          <table:table-cell table:formula="of:=INDIRECT(&quot;&quot;&amp;ROW()-1&amp;&quot;.$B$13&quot;)" office:value-type="float" office:value="138" calcext:value-type="float">
            <text:p>138</text:p>
          </table:table-cell>
          <table:table-cell table:formula="of:=INDIRECT(&quot;&quot;&amp;ROW()-1&amp;&quot;.$B$12&quot;)" office:value-type="float" office:value="156" calcext:value-type="float">
            <text:p>156</text:p>
          </table:table-cell>
          <table:table-cell table:formula="of:=([.$Q$2]/[.$U$2])*([.G19]+[.H19])*0.5+[.$R$2]+[.$H19]" office:value-type="float" office:value="226.21843373494" calcext:value-type="float">
            <text:p>226.2184337349</text:p>
          </table:table-cell>
          <table:table-cell table:formula="of:=([.$Q$2]/[.$U$2])*([.G19]+[.H19])*0.5+[.$R$2]" office:value-type="float" office:value="70.2184337349398" calcext:value-type="float">
            <text:p>70.2184337349</text:p>
          </table:table-cell>
          <table:table-cell table:formula="of:=INDIRECT(&quot;&quot;&amp;ROW()-1&amp;&quot;.$B$15&quot;)" office:value-type="float" office:value="193" calcext:value-type="float">
            <text:p>193</text:p>
          </table:table-cell>
          <table:table-cell table:formula="of:=INDIRECT(&quot;&quot;&amp;ROW()-1&amp;&quot;.$B$14&quot;)" office:value-type="float" office:value="189" calcext:value-type="float">
            <text:p>189</text:p>
          </table:table-cell>
          <table:table-cell table:formula="of:=([.$Q$3]/[.$U$3])*([.L19]+[.K19])*0.5+[.$R$3]+[.$L19]" office:value-type="float" office:value="305.347283950617" calcext:value-type="float">
            <text:p>305.3472839506</text:p>
          </table:table-cell>
          <table:table-cell table:formula="of:=([.$Q$3]/[.$U$3])*([.L19]+[.K19])*0.5+[.$R$3]" office:value-type="float" office:value="116.347283950617" calcext:value-type="float">
            <text:p>116.347283950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NDIRECT(&quot;&quot;&amp;ROW()-1&amp;&quot;.$B$4&quot;)" office:value-type="float" office:value="19" calcext:value-type="float">
            <text:p>19</text:p>
          </table:table-cell>
          <table:table-cell table:formula="of:=INDIRECT(&quot;&quot;&amp;ROW()-1&amp;&quot;.$B$5&quot;)" office:value-type="float" office:value="32" calcext:value-type="float">
            <text:p>32</text:p>
          </table:table-cell>
          <table:table-cell table:formula="of:=INDIRECT(&quot;&quot;&amp;ROW()-1&amp;&quot;.$B$6&quot;)" office:value-type="float" office:value="16" calcext:value-type="float">
            <text:p>16</text:p>
          </table:table-cell>
          <table:table-cell table:formula="of:=INDIRECT(&quot;&quot;&amp;ROW()-1&amp;&quot;.$B$7&quot;)" office:value-type="float" office:value="15.3333333333333" calcext:value-type="float">
            <text:p>15.3333333333</text:p>
          </table:table-cell>
          <table:table-cell/>
          <table:table-cell table:formula="of:=INDIRECT(&quot;&quot;&amp;ROW()-1&amp;&quot;.$B$13&quot;)" office:value-type="float" office:value="221" calcext:value-type="float">
            <text:p>221</text:p>
          </table:table-cell>
          <table:table-cell table:formula="of:=INDIRECT(&quot;&quot;&amp;ROW()-1&amp;&quot;.$B$12&quot;)" office:value-type="float" office:value="121" calcext:value-type="float">
            <text:p>121</text:p>
          </table:table-cell>
          <table:table-cell table:formula="of:=([.$Q$2]/[.$U$2])*([.G20]+[.H20])*0.5+[.$R$2]+[.$H20]" office:value-type="float" office:value="201.254096385542" calcext:value-type="float">
            <text:p>201.2540963855</text:p>
          </table:table-cell>
          <table:table-cell table:formula="of:=([.$Q$2]/[.$U$2])*([.G20]+[.H20])*0.5+[.$R$2]" office:value-type="float" office:value="80.2540963855422" calcext:value-type="float">
            <text:p>80.2540963855</text:p>
          </table:table-cell>
          <table:table-cell table:formula="of:=INDIRECT(&quot;&quot;&amp;ROW()-1&amp;&quot;.$B$15&quot;)" office:value-type="float" office:value="174" calcext:value-type="float">
            <text:p>174</text:p>
          </table:table-cell>
          <table:table-cell table:formula="of:=INDIRECT(&quot;&quot;&amp;ROW()-1&amp;&quot;.$B$14&quot;)" office:value-type="float" office:value="100" calcext:value-type="float">
            <text:p>100</text:p>
          </table:table-cell>
          <table:table-cell table:formula="of:=([.$Q$3]/[.$U$3])*([.L20]+[.K20])*0.5+[.$R$3]+[.$L20]" office:value-type="float" office:value="186.000617283951" calcext:value-type="float">
            <text:p>186.000617284</text:p>
          </table:table-cell>
          <table:table-cell table:formula="of:=([.$Q$3]/[.$U$3])*([.L20]+[.K20])*0.5+[.$R$3]" office:value-type="float" office:value="86.0006172839506" calcext:value-type="float">
            <text:p>86.0006172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style-name="ce2" table:formula="of:=AVERAGE([.B2:.B20])" office:value-type="float" office:value="25.6481481481481" calcext:value-type="float">
            <text:p>25.64815</text:p>
          </table:table-cell>
          <table:table-cell table:style-name="ce2" table:formula="of:=AVERAGE([.C2:.C20])" office:value-type="float" office:value="60.7777777777778" calcext:value-type="float">
            <text:p>60.77778</text:p>
          </table:table-cell>
          <table:table-cell table:style-name="ce2" table:formula="of:=AVERAGE([.D2:.D20])" office:value-type="float" office:value="24.0185185185185" calcext:value-type="float">
            <text:p>24.01852</text:p>
          </table:table-cell>
          <table:table-cell table:style-name="ce2" table:formula="of:=AVERAGE([.E2:.E20])" office:value-type="float" office:value="34.2407407407407" calcext:value-type="float">
            <text:p>34.24074</text:p>
          </table:table-cell>
          <table:table-cell table:style-name="ce2"/>
          <table:table-cell table:style-name="ce2" table:formula="of:=AVERAGE([.G2:.G20])" office:value-type="float" office:value="206.5" calcext:value-type="float">
            <text:p>206.50000</text:p>
          </table:table-cell>
          <table:table-cell table:style-name="ce2" table:formula="of:=AVERAGE([.H2:.H20])" office:value-type="float" office:value="141.722222222222" calcext:value-type="float">
            <text:p>141.72222</text:p>
          </table:table-cell>
          <table:table-cell table:style-name="ce2" table:formula="of:=AVERAGE([.I2:.I20])" office:value-type="float" office:value="223.27723784025" calcext:value-type="float">
            <text:p>223.27724</text:p>
          </table:table-cell>
          <table:table-cell table:style-name="ce2" table:formula="of:=AVERAGE([.J2:.J20])" office:value-type="float" office:value="81.5550156180277" calcext:value-type="float">
            <text:p>81.55502</text:p>
          </table:table-cell>
          <table:table-cell table:style-name="ce2" table:formula="of:=AVERAGE([.K2:.K20])" office:value-type="float" office:value="268.333333333333" calcext:value-type="float">
            <text:p>268.33333</text:p>
          </table:table-cell>
          <table:table-cell table:style-name="ce2" table:formula="of:=AVERAGE([.L2:.L20])" office:value-type="float" office:value="206.166666666667" calcext:value-type="float">
            <text:p>206.16667</text:p>
          </table:table-cell>
          <table:table-cell table:style-name="ce2" table:formula="of:=AVERAGE([.M2:.M20])" office:value-type="float" office:value="348.505308641975" calcext:value-type="float">
            <text:p>348.50531</text:p>
          </table:table-cell>
          <table:table-cell table:style-name="ce2" table:formula="of:=AVERAGE([.N2:.N20])" office:value-type="float" office:value="142.338641975309" calcext:value-type="float">
            <text:p>142.33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</text:p>
          </table:table-cell>
          <table:table-cell table:style-name="ce2" table:formula="of:=[.C21]-[.B21]" office:value-type="float" office:value="35.1296296296296" calcext:value-type="float">
            <text:p>35.12963</text:p>
          </table:table-cell>
          <table:table-cell table:style-name="ce2"/>
          <table:table-cell table:style-name="ce2" table:formula="of:=[.E21]-[.D21]" office:value-type="float" office:value="10.2222222222222" calcext:value-type="float">
            <text:p>10.22222</text:p>
          </table:table-cell>
          <table:table-cell table:style-name="ce2" table:number-columns-repeated="3"/>
          <table:table-cell table:style-name="ce2" table:formula="of:=[.G21]-[.H21]" office:value-type="float" office:value="64.7777777777778" calcext:value-type="float">
            <text:p>64.77778</text:p>
          </table:table-cell>
          <table:table-cell table:style-name="ce2" table:formula="of:=[.G21]-[.I21]" office:value-type="float" office:value="-16.7772378402499" calcext:value-type="float">
            <text:p>-16.77724</text:p>
          </table:table-cell>
          <table:table-cell table:style-name="ce2" table:number-columns-repeated="2"/>
          <table:table-cell table:style-name="ce2" table:formula="of:=[.K21]-[.L21]" office:value-type="float" office:value="62.1666666666667" calcext:value-type="float">
            <text:p>62.16667</text:p>
          </table:table-cell>
          <table:table-cell table:style-name="ce2" table:formula="of:=[.K21]-[.M21]" office:value-type="float" office:value="-80.171975308642" calcext:value-type="float">
            <text:p>-80.17198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stdev</text:p>
          </table:table-cell>
          <table:table-cell table:style-name="ce2" table:formula="of:=STDEV([.B2:.B20])" office:value-type="float" office:value="18.1138275359711" calcext:value-type="float">
            <text:p>18.11383</text:p>
          </table:table-cell>
          <table:table-cell table:style-name="ce2" table:formula="of:=STDEV([.C2:.C20])" office:value-type="float" office:value="39.7429650123623" calcext:value-type="float">
            <text:p>39.74297</text:p>
          </table:table-cell>
          <table:table-cell table:style-name="ce2" table:formula="of:=STDEV([.D2:.D20])" office:value-type="float" office:value="17.7290693024113" calcext:value-type="float">
            <text:p>17.72907</text:p>
          </table:table-cell>
          <table:table-cell table:style-name="ce2" table:formula="of:=STDEV([.E2:.E20])" office:value-type="float" office:value="26.5969199542544" calcext:value-type="float">
            <text:p>26.59692</text:p>
          </table:table-cell>
          <table:table-cell table:style-name="ce2"/>
          <table:table-cell table:style-name="ce2" table:formula="of:=STDEV([.G2:.G20])" office:value-type="float" office:value="100.103035154079" calcext:value-type="float">
            <text:p>100.10304</text:p>
          </table:table-cell>
          <table:table-cell table:style-name="ce2" table:formula="of:=STDEV([.H2:.H20])" office:value-type="float" office:value="73.4869380594911" calcext:value-type="float">
            <text:p>73.48694</text:p>
          </table:table-cell>
          <table:table-cell table:style-name="ce2" table:formula="of:=STDEV([.I2:.I20])" office:value-type="float" office:value="99.4216659746771" calcext:value-type="float">
            <text:p>99.42167</text:p>
          </table:table-cell>
          <table:table-cell table:style-name="ce2" table:formula="of:=STDEV([.J2:.J20])" office:value-type="float" office:value="30.6999001220836" calcext:value-type="float">
            <text:p>30.69990</text:p>
          </table:table-cell>
          <table:table-cell table:style-name="ce2" table:formula="of:=STDEV([.K2:.K20])" office:value-type="float" office:value="140.113399451595" calcext:value-type="float">
            <text:p>140.11340</text:p>
          </table:table-cell>
          <table:table-cell table:style-name="ce2" table:formula="of:=STDEV([.L2:.L20])" office:value-type="float" office:value="148.341914270417" calcext:value-type="float">
            <text:p>148.34191</text:p>
          </table:table-cell>
          <table:table-cell table:style-name="ce2" table:formula="of:=STDEV([.M2:.M20])" office:value-type="float" office:value="193.951275440334" calcext:value-type="float">
            <text:p>193.95128</text:p>
          </table:table-cell>
          <table:table-cell table:style-name="ce2" table:formula="of:=STDEV([.N2:.N20])" office:value-type="float" office:value="57.2554299624299" calcext:value-type="float">
            <text:p>57.255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test</text:p>
          </table:table-cell>
          <table:table-cell table:style-name="ce3" table:formula="of:=TTEST([.B2:.B20];[.C2:.C20]; 2;1)" office:value-type="float" office:value="0.0000227116166035655" calcext:value-type="float">
            <text:p>0.00002</text:p>
          </table:table-cell>
          <table:table-cell table:style-name="ce2"/>
          <table:table-cell table:style-name="ce3" table:formula="of:=TTEST([.D2:.D20];[.E2:.E20]; 2;1)" office:value-type="float" office:value="0.0329789545424561" calcext:value-type="float">
            <text:p>0.03298</text:p>
          </table:table-cell>
          <table:table-cell table:style-name="ce2" table:number-columns-repeated="3"/>
          <table:table-cell table:style-name="ce3" table:formula="of:=TTEST([.G2:.G20];[.H2:.H20]; 2;1)" office:value-type="float" office:value="0.0110103601945947" calcext:value-type="float">
            <text:p>0.01101</text:p>
          </table:table-cell>
          <table:table-cell table:style-name="ce3" table:formula="of:=TTEST([.G2:.G20];[.I2:.I20]; 2;1)" office:value-type="float" office:value="0.445145484498485" calcext:value-type="float">
            <text:p>0.44515</text:p>
          </table:table-cell>
          <table:table-cell table:style-name="ce2" table:number-columns-repeated="2"/>
          <table:table-cell table:style-name="ce3" table:formula="of:=TTEST([.K2:.K20];[.L2:.L20];2;1)" office:value-type="float" office:value="0.214066513186897" calcext:value-type="float">
            <text:p>0.21407</text:p>
          </table:table-cell>
          <table:table-cell table:style-name="ce3" table:formula="of:=TTEST([.K2:.K20];[.M2:.M20];2;1)" office:value-type="float" office:value="0.132614493323306" calcext:value-type="float">
            <text:p>0.13261</text:p>
          </table:table-cell>
          <table:table-cell table:style-name="ce2"/>
          <table:table-cell table:number-columns-repeated="8"/>
        </table:table-row>
        <table:table-row table:style-name="ro1" table:number-rows-repeated="10">
          <table:table-cell/>
          <table:table-cell table:style-name="Default" table:number-columns-repeated="4"/>
          <table:table-cell/>
          <table:table-cell table:style-name="Default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data are independently sampled from a normal distribution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should have put the nav in between the segment, to curb training effects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8"/>
        </table:table-row>
        <calcext:conditional-formats>
          <calcext:conditional-format calcext:target-range-address="Aggregate.B24:Aggregate.B24 Aggregate.D24:Aggregate.D24 Aggregate.H24:Aggregate.I24 Aggregate.L24:Aggregate.L24 Aggregate.M24:Aggregate.M24">
            <calcext:condition calcext:apply-style-name="Untitled1" calcext:value="&lt;0.05" calcext:base-cell-address="Aggregate.B24"/>
          </calcext:conditional-format>
        </calcext:conditional-formats>
      </table:table>
      <table:table table:name="1" table:style-name="ta1">
        <table:table-column table:style-name="co1" table:number-columns-repeated="10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Group: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ll off first</text:p>
          </table:table-cell>
          <table:table-cell office:value-type="string" calcext:value-type="string">
            <text:p>preselection first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m on</text:p>
          </table:table-cell>
          <table:table-cell table:formula="of:=AVERAGE(['1'.E5:.G5])" office:value-type="float" office:value="25" calcext:value-type="float">
            <text:p>25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1'.H5:.J5])" office:value-type="float" office:value="64.3333333333333" calcext:value-type="float">
            <text:p>64.3333333333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1'.E6:.G6])" office:value-type="float" office:value="25.6666666666667" calcext:value-type="float">
            <text:p>25.6666666667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1'.H6:.J6])" office:value-type="float" office:value="31.6666666666667" calcext:value-type="float">
            <text:p>31.6666666667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 ML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formula="of:=[.F12]+[.G12]" office:value-type="float" office:value="60.81" calcext:value-type="float">
            <text:p>6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 MAN</text:p>
          </table:table-cell>
          <table:table-cell office:value-type="float" office:value="314" calcext:value-type="float">
            <text:p>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ll ML</text:p>
          </table:table-cell>
          <table:table-cell office:value-type="float" office:value="399" calcext:value-type="float">
            <text:p>399</text:p>
          </table:table-cell>
          <table:table-cell office:value-type="float" office:value="95.9" calcext:value-type="float">
            <text:p>95.9</text:p>
          </table:table-cell>
          <table:table-cell table:number-columns-repeated="2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formula="of:=[.F14]+[.G14]" office:value-type="float" office:value="54.53" calcext:value-type="float">
            <text:p>54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 MAN</text:p>
          </table:table-cell>
          <table:table-cell office:value-type="float" office:value="243" calcext:value-type="float">
            <text:p>243</text:p>
          </table:table-cell>
          <table:table-cell office:value-type="float" office:value="95.4" calcext:value-type="float">
            <text:p>95.4</text:p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style-name="ce5" office:value-type="string" calcext:value-type="string">
            <text:p><text:s/>tend to not look around after some practice and only use the arrow keys to avoid rolling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nt understand that the white space is cannot be selecte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ust cleans up tree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do: correct the colour on wall need to be gree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rrect the upright detection, works when upside dow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DO: change defaut to 97pc accuracy</text:p>
          </table:table-cell>
          <table:table-cell table:number-columns-repeated="9"/>
        </table:table-row>
      </table:table>
      <table:table table:name="2" table:style-name="ta1">
        <table:table-column table:style-name="co1" table:number-columns-repeated="1023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roup: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m on</text:p>
          </table:table-cell>
          <table:table-cell table:style-name="ce6" table:formula="of:==IF([.E5]; AVERAGE(['2'.E5:.G5]); &quot;&quot;)">
            <text:p/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lm off</text:p>
          </table:table-cell>
          <table:table-cell table:formula="of:=IF([.H5]; AVERAGE(['2'.H5:.J5]); &quot;&quot;)">
            <text:p/>
          </table:table-cell>
          <table:table-cell/>
          <table:table-cell office:value-type="string" calcext:value-type="string">
            <text:p>Pa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irs on</text:p>
          </table:table-cell>
          <table:table-cell table:formula="of:=IF([.E6]; AVERAGE(['2'.E6:.G6]); &quot;&quot;)">
            <text:p/>
          </table:table-cell>
          <table:table-cell/>
          <table:table-cell office:value-type="string" calcext:value-type="string">
            <text:p>Stai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irs off</text:p>
          </table:table-cell>
          <table:table-cell table:formula="of:=IF([.H7]; AVERAGE(['2'.H6:.J6]); &quot;&quot;)">
            <text:p/>
          </table:table-cell>
          <table:table-cell table:number-columns-repeated="1021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ee ML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19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</table:table-row>
        <table:table-row table:style-name="ro2">
          <table:table-cell office:value-type="string" calcext:value-type="string">
            <text:p>Tree MAN</text:p>
          </table:table-cell>
          <table:table-cell office:value-type="float" office:value="88" calcext:value-type="float">
            <text:p>88</text:p>
          </table:table-cell>
          <table:table-cell table:number-columns-repeated="2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</table:table-row>
        <table:table-row table:style-name="ro2">
          <table:table-cell office:value-type="string" calcext:value-type="string">
            <text:p>Wall ML</text:p>
          </table:table-cell>
          <table:table-cell office:value-type="float" office:value="124" calcext:value-type="float">
            <text:p>124</text:p>
          </table:table-cell>
          <table:table-cell office:value-type="float" office:value="95.9" calcext:value-type="float">
            <text:p>95.9</text:p>
          </table:table-cell>
          <table:table-cell table:number-columns-repeated="2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l MAN</text:p>
          </table:table-cell>
          <table:table-cell office:value-type="float" office:value="151" calcext:value-type="float">
            <text:p>151</text:p>
          </table:table-cell>
          <table:table-cell office:value-type="float" office:value="95.4" calcext:value-type="float">
            <text:p>95.4</text:p>
          </table:table-cell>
          <table:table-cell table:number-columns-repeated="1020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 calcext:value-type="string">
            <text:p>Prefers 2d mode for the wall segmentation</text:p>
          </table:table-cell>
          <table:table-cell table:number-columns-repeated="1022"/>
        </table:table-row>
      </table:table>
      <table:table table:name="3" table:style-name="ta1">
        <table:table-column table:style-name="co1" table:number-columns-repeated="1023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roup: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ll on first, manual segment firs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3'.E5:.G5])" office:value-type="float" office:value="65.3333333333333" calcext:value-type="float">
            <text:p>65.3333333333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3'.H5:.J5])" office:value-type="float" office:value="119.333333333333" calcext:value-type="float">
            <text:p>119.3333333333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3'.E6:.G6])" office:value-type="float" office:value="59" calcext:value-type="float">
            <text:p>59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3'.H6:.J6])" office:value-type="float" office:value="69.3333333333333" calcext:value-type="float">
            <text:p>69.3333333333</text:p>
          </table:table-cell>
          <table:table-cell table:number-columns-repeated="1021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ee ML</text:p>
          </table:table-cell>
          <table:table-cell table:number-columns-repeated="4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19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</table:table-row>
        <table:table-row table:style-name="ro1">
          <table:table-cell office:value-type="string" calcext:value-type="string">
            <text:p>Tree MAN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95.6" calcext:value-type="float">
            <text:p>95.6</text:p>
          </table:table-cell>
          <table:table-cell table:number-columns-repeated="23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</table:table-row>
        <table:table-row table:style-name="ro2">
          <table:table-cell office:value-type="string" calcext:value-type="string">
            <text:p>Wall ML</text:p>
          </table:table-cell>
          <table:table-cell table:number-columns-repeated="4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l MAN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bad data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Has trouble with getting use to controls, not used 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nd to not look around after some practice and only use the arrow keys to avoid roll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uggled very hard with flipp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d ahell of a hard time doing the segmentation</text:p>
          </table:table-cell>
          <table:table-cell table:number-columns-repeated="1022"/>
        </table:table-row>
      </table:table>
      <table:table table:name="4" table:style-name="ta1">
        <table:table-column table:style-name="co1" table:number-columns-repeated="1023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up: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ll off first</text:p>
          </table:table-cell>
          <table:table-cell office:value-type="string" calcext:value-type="string">
            <text:p>Pre-selection first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4'.E5:.G5])" office:value-type="float" office:value="5.66666666666667" calcext:value-type="float">
            <text:p>5.6666666667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4'.H5:.J5])" office:value-type="float" office:value="27" calcext:value-type="float">
            <text:p>27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4'.E6:.G6])" office:value-type="float" office:value="8" calcext:value-type="float">
            <text:p>8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4'.H6:.J6])" office:value-type="float" office:value="16.6666666666667" calcext:value-type="float">
            <text:p>16.6666666667</text:p>
          </table:table-cell>
          <table:table-cell/>
          <table:table-cell office:value-type="string" calcext:value-type="string">
            <text:p>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 on</text:p>
          </table:table-cell>
          <table:table-cell table:formula="of:=AVERAGE(['4'.E7:.G7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 off</text:p>
          </table:table-cell>
          <table:table-cell table:formula="of:=AVERAGE(['4'.H7:.J7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ee ML</text:p>
          </table:table-cell>
          <table:table-cell office:value-type="float" office:value="187" calcext:value-type="float">
            <text:p>187</text:p>
          </table:table-cell>
          <table:table-cell office:value-type="float" office:value="97.04" calcext:value-type="float">
            <text:p>97.04</text:p>
          </table:table-cell>
          <table:table-cell table:number-columns-repeated="2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19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</table:table-row>
        <table:table-row table:style-name="ro2">
          <table:table-cell office:value-type="string" calcext:value-type="string">
            <text:p>Tree MAN</text:p>
          </table:table-cell>
          <table:table-cell office:value-type="float" office:value="132" calcext:value-type="float">
            <text:p>132</text:p>
          </table:table-cell>
          <table:table-cell office:value-type="float" office:value="97.09" calcext:value-type="float">
            <text:p>97.09</text:p>
          </table:table-cell>
          <table:table-cell table:number-columns-repeated="25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</table:table-row>
        <table:table-row table:style-name="ro2">
          <table:table-cell office:value-type="string" calcext:value-type="string">
            <text:p>Wall ML</text:p>
          </table:table-cell>
          <table:table-cell office:value-type="float" office:value="256" calcext:value-type="float">
            <text:p>256</text:p>
          </table:table-cell>
          <table:table-cell office:value-type="float" office:value="95.7" calcext:value-type="float">
            <text:p>95.7</text:p>
          </table:table-cell>
          <table:table-cell table:number-columns-repeated="2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l MAN</text:p>
          </table:table-cell>
          <table:table-cell office:value-type="float" office:value="220" calcext:value-type="float">
            <text:p>220</text:p>
          </table:table-cell>
          <table:table-cell office:value-type="float" office:value="95.7" calcext:value-type="float">
            <text:p>95.7</text:p>
          </table:table-cell>
          <table:table-cell table:number-columns-repeated="1020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 calcext:value-type="string">
            <text:p>Very at ease with controls, gamer.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ments, so much easier with roll correction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uses lasso mostly on first tas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d wall tool, was a struggle to getthe tolerance righ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nd task he used it again on the wall and shutters task to deleslect the preselected stuf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<text:span text:style-name="T1">nd</text:span> task prefered to start with the lasso, them moe to the bru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witched to 2d view when he couldnt figure out why the accuracy is still not at 95%</text:p>
          </table:table-cell>
          <table:table-cell table:number-columns-repeated="1022"/>
        </table:table-row>
      </table:table>
      <table:table table:name="5" table:style-name="ta1">
        <table:table-column table:style-name="co1" table:number-columns-repeated="1023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up: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ll correct on first</text:p>
          </table:table-cell>
          <table:table-cell/>
          <table:table-cell office:value-type="string" calcext:value-type="string">
            <text:p>Manual first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5'.E5:.G5])" office:value-type="float" office:value="35.6666666666667" calcext:value-type="float">
            <text:p>35.6666666667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5'.H5:.J5])" office:value-type="float" office:value="66" calcext:value-type="float">
            <text:p>66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5'.E6:.G6])" office:value-type="float" office:value="14" calcext:value-type="float">
            <text:p>14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5'.H6:.J6])" office:value-type="float" office:value="14.6666666666667" calcext:value-type="float">
            <text:p>14.6666666667</text:p>
          </table:table-cell>
          <table:table-cell/>
          <table:table-cell office:value-type="string" calcext:value-type="string">
            <text:p>C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r on</text:p>
          </table:table-cell>
          <table:table-cell table:formula="of:=AVERAGE(['5'.E7:.G7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 off</text:p>
          </table:table-cell>
          <table:table-cell table:formula="of:=AVERAGE(['5'.H7:.J7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ee ML</text:p>
          </table:table-cell>
          <table:table-cell office:value-type="float" office:value="134" calcext:value-type="float">
            <text:p>134</text:p>
          </table:table-cell>
          <table:table-cell office:value-type="float" office:value="97.06" calcext:value-type="float">
            <text:p>97.06</text:p>
          </table:table-cell>
          <table:table-cell table:number-columns-repeated="2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19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</table:table-row>
        <table:table-row table:style-name="ro2">
          <table:table-cell office:value-type="string" calcext:value-type="string">
            <text:p>Tree MAN</text:p>
          </table:table-cell>
          <table:table-cell office:value-type="float" office:value="365" calcext:value-type="float">
            <text:p>365</text:p>
          </table:table-cell>
          <table:table-cell office:value-type="float" office:value="97" calcext:value-type="float">
            <text:p>97</text:p>
          </table:table-cell>
          <table:table-cell table:number-columns-repeated="25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</table:table-row>
        <table:table-row table:style-name="ro2">
          <table:table-cell office:value-type="string" calcext:value-type="string">
            <text:p>Wall ML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l MAN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 calcext:value-type="string">
            <text:p>Find it hard to flip back u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ts the hang of it in round 3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fiirst step is to try out the too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ts a feel for it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for wall, lasso then brush</text:p>
          </table:table-cell>
          <table:table-cell table:number-columns-repeated="1022"/>
        </table:table-row>
        <table:table-row table:style-name="ro2" table:number-rows-repeated="5">
          <table:table-cell table:number-columns-repeated="1023"/>
        </table:table-row>
        <table:table-row table:style-name="ro2">
          <table:table-cell office:value-type="string" calcext:value-type="string">
            <text:p>Remember we keep this short because of fatigue</text:p>
          </table:table-cell>
          <table:table-cell table:number-columns-repeated="1022"/>
        </table:table-row>
      </table:table>
      <table:table table:name="6" table:style-name="ta1">
        <table:table-column table:style-name="co1" table:number-columns-repeated="1023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up: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ll off first</text:p>
          </table:table-cell>
          <table:table-cell office:value-type="string" calcext:value-type="string">
            <text:p>Pre-selection first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6'.E5:.G5])" office:value-type="float" office:value="9" calcext:value-type="float">
            <text:p>9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6'.H5:.J5])" office:value-type="float" office:value="30" calcext:value-type="float">
            <text:p>30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6'.E6:.G6])" office:value-type="float" office:value="10.6666666666667" calcext:value-type="float">
            <text:p>10.6666666667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6'.H6:.J6])" office:value-type="float" office:value="14.3333333333333" calcext:value-type="float">
            <text:p>14.3333333333</text:p>
          </table:table-cell>
          <table:table-cell table:number-columns-repeated="1021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ee ML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19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</table:table-row>
        <table:table-row table:style-name="ro2">
          <table:table-cell office:value-type="string" calcext:value-type="string">
            <text:p>Tree MAN</text:p>
          </table:table-cell>
          <table:table-cell office:value-type="float" office:value="234" calcext:value-type="float">
            <text:p>234</text:p>
          </table:table-cell>
          <table:table-cell office:value-type="float" office:value="97" calcext:value-type="float">
            <text:p>97</text:p>
          </table:table-cell>
          <table:table-cell table:number-columns-repeated="25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</table:table-row>
        <table:table-row table:style-name="ro2">
          <table:table-cell office:value-type="string" calcext:value-type="string">
            <text:p>Wall ML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l MAN</text:p>
          </table:table-cell>
          <table:table-cell office:value-type="float" office:value="157" calcext:value-type="float">
            <text:p>157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lso avoids rotating to keep uprigh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ry competitive tries to do stuff fast, change radius before star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s brush tool with wal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got about las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 uses brush for m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. use lasso from scratch, then moves to brush, moves to 2d which helps</text:p>
          </table:table-cell>
          <table:table-cell table:number-columns-repeated="1022"/>
        </table:table-row>
      </table:table>
      <table:table table:name="7" table:style-name="ta1">
        <table:table-column table:style-name="co1" table:number-columns-repeated="1023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number-columns-repeated="2" table:style-name="ce4" office:value-type="string" calcext:value-type="string">
            <text:p>Group: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ll correct on first</text:p>
          </table:table-cell>
          <table:table-cell/>
          <table:table-cell office:value-type="string" calcext:value-type="string">
            <text:p>Manual first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7'.E5:.G5])" office:value-type="float" office:value="70" calcext:value-type="float">
            <text:p>70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7'.H5:.J5])" office:value-type="float" office:value="139.333333333333" calcext:value-type="float">
            <text:p>139.3333333333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7'.E6:.G6])" office:value-type="float" office:value="47.6666666666667" calcext:value-type="float">
            <text:p>47.6666666667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7'.H6:.J6])" office:value-type="float" office:value="114.333333333333" calcext:value-type="float">
            <text:p>114.3333333333</text:p>
          </table:table-cell>
          <table:table-cell table:number-columns-repeated="1021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ee ML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19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</table:table-row>
        <table:table-row table:style-name="ro2">
          <table:table-cell office:value-type="string" calcext:value-type="string">
            <text:p>Tree MAN</text:p>
          </table:table-cell>
          <table:table-cell office:value-type="float" office:value="459" calcext:value-type="float">
            <text:p>459</text:p>
          </table:table-cell>
          <table:table-cell table:number-columns-repeated="2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</table:table-row>
        <table:table-row table:style-name="ro2">
          <table:table-cell office:value-type="string" calcext:value-type="string">
            <text:p>Wall ML</text:p>
          </table:table-cell>
          <table:table-cell office:value-type="float" office:value="647" calcext:value-type="float">
            <text:p>647</text:p>
          </table:table-cell>
          <table:table-cell table:number-columns-repeated="3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l MAN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No fps experience hard time with the contro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ve to explain how to look, moving your head in the direction that you move the mouse, she wants to move the mouse where 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uggle a lot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ns head when upside dow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ts confused with the keys to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d it very hard to flip herself back up, trail and error most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dopts strategy to avoid camera movements once roll is 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Segment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so fir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n prefers brus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DO: wrk escape into the lasso too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OTe: accidentally reset after the 1<text:span text:style-name="T1">st</text:span> segmentation tas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s lasso for wall-ma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fers 2d for the wall task</text:p>
          </table:table-cell>
          <table:table-cell table:number-columns-repeated="1022"/>
        </table:table-row>
      </table:table>
      <table:table table:name="8" table:style-name="ta1">
        <table:table-column table:style-name="co1" table:number-columns-repeated="1023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up: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ll off first</text:p>
          </table:table-cell>
          <table:table-cell office:value-type="string" calcext:value-type="string">
            <text:p>Pre-selection first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8'.E5:.G5])" office:value-type="float" office:value="33" calcext:value-type="float">
            <text:p>33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8'.H5:.J5])" office:value-type="float" office:value="81.6666666666667" calcext:value-type="float">
            <text:p>81.6666666667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8'.E6:.G6])" office:value-type="float" office:value="67" calcext:value-type="float">
            <text:p>67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8'.H6:.J6])" office:value-type="float" office:value="43.3333333333333" calcext:value-type="float">
            <text:p>43.3333333333</text:p>
          </table:table-cell>
          <table:table-cell table:number-columns-repeated="1021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ee ML</text:p>
          </table:table-cell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19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  <table:table-cell table:number-columns-repeated="4"/>
          <table:table-cell office:value-type="string" calcext:value-type="string">
            <text:p>52..06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ree ML</text:p>
          </table:table-cell>
        </table:table-row>
        <table:table-row table:style-name="ro2">
          <table:table-cell office:value-type="string" calcext:value-type="string">
            <text:p>Tree MAN</text:p>
          </table:table-cell>
          <table:table-cell office:value-type="float" office:value="250" calcext:value-type="float">
            <text:p>250</text:p>
          </table:table-cell>
          <table:table-cell table:number-columns-repeated="2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  <table:table-cell table:number-columns-repeated="6"/>
          <table:table-cell office:value-type="string" calcext:value-type="string">
            <text:p>Tree MAN</text:p>
          </table:table-cell>
        </table:table-row>
        <table:table-row table:style-name="ro2">
          <table:table-cell office:value-type="string" calcext:value-type="string">
            <text:p>Wall ML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l MAN</text:p>
          </table:table-cell>
          <table:table-cell office:value-type="float" office:value="663" calcext:value-type="float">
            <text:p>663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brush for waltree m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t lasso for walltree man, distches it for brush, tripple clicks the lasso too much, a lot of people tripple click the lasso and try to drag 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s brush and lasso for ml</text:p>
          </table:table-cell>
          <table:table-cell table:number-columns-repeated="1022"/>
        </table:table-row>
      </table:table>
      <table:table table:name="9" table:style-name="ta1">
        <table:table-column table:style-name="co1" table:number-columns-repeated="10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table:number-columns-repeated="9"/>
        </table:table-row>
        <table:table-row table:style-name="ro2">
          <table:table-cell table:number-columns-repeated="2" table:style-name="ce4" office:value-type="string" calcext:value-type="string">
            <text:p>Group: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ll correct on first</text:p>
          </table:table-cell>
          <table:table-cell/>
          <table:table-cell office:value-type="string" calcext:value-type="string">
            <text:p>Manual first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9'.E5:.G5])" office:value-type="float" office:value="29.3333333333333" calcext:value-type="float">
            <text:p>29.3333333333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9'.H5:.J5])" office:value-type="float" office:value="50.6666666666667" calcext:value-type="float">
            <text:p>50.6666666667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9'.E6:.G6])" office:value-type="float" office:value="29.3333333333333" calcext:value-type="float">
            <text:p>29.3333333333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9'.H6:.J6])" office:value-type="float" office:value="30" calcext:value-type="float">
            <text:p>30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L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AN</text:p>
          </table:table-cell>
          <table:table-cell office:value-type="float" office:value="299" calcext:value-type="float">
            <text:p>299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all ML</text:p>
          </table:table-cell>
          <table:table-cell office:value-type="float" office:value="276" calcext:value-type="float">
            <text:p>27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MAN</text:p>
          </table:table-cell>
          <table:table-cell office:value-type="float" office:value="441" calcext:value-type="float">
            <text:p>441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not a gamer struggles with control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dnt think to use lasso for 2<text:span text:style-name="T1">nd</text:span> segmentat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prefers 2d mode 2<text:span text:style-name="T1">nd</text:span> time aroun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select things with lasso and then reselects them from scratc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cides against that pla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s brush to deselect</text:p>
          </table:table-cell>
          <table:table-cell table:number-columns-repeated="9"/>
        </table:table-row>
      </table:table>
      <table:table table:name="10" table:style-name="ta1">
        <table:table-column table:style-name="co1" table:number-columns-repeated="10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Group: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ll off first</text:p>
          </table:table-cell>
          <table:table-cell office:value-type="string" calcext:value-type="string">
            <text:p>Pre-selection first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10'.E5:.G5])" office:value-type="float" office:value="16" calcext:value-type="float">
            <text:p>16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10'.H5:.J5])" office:value-type="float" office:value="53.3333333333333" calcext:value-type="float">
            <text:p>53.3333333333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10'.E6:.G6])" office:value-type="float" office:value="20.6666666666667" calcext:value-type="float">
            <text:p>20.6666666667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10'.H6:.J6])" office:value-type="float" office:value="35.3333333333333" calcext:value-type="float">
            <text:p>35.3333333333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L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AN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all ML</text:p>
          </table:table-cell>
          <table:table-cell office:value-type="float" office:value="401" calcext:value-type="float">
            <text:p>401</text:p>
          </table:table-cell>
          <table:table-cell table:number-columns-repeated="3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MAN</text:p>
          </table:table-cell>
          <table:table-cell office:value-type="float" office:value="176" calcext:value-type="float">
            <text:p>176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navigates via distance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t the hang of unrolling quickl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 wall tool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n-ml : big fuckup then delselect then lasso, wall tool is slo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asso slow also</text:p>
          </table:table-cell>
          <table:table-cell table:number-columns-repeated="9"/>
        </table:table-row>
      </table:table>
      <table:table table:name="11" table:style-name="ta1">
        <table:table-column table:style-name="co1" table:number-columns-repeated="10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table:number-columns-repeated="9"/>
        </table:table-row>
        <table:table-row table:style-name="ro2">
          <table:table-cell table:number-columns-repeated="2" table:style-name="ce4" office:value-type="string" calcext:value-type="string">
            <text:p>Group: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ll correct on first</text:p>
          </table:table-cell>
          <table:table-cell/>
          <table:table-cell office:value-type="string" calcext:value-type="string">
            <text:p>Manual first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11'.E5:.G5])" office:value-type="float" office:value="7.66666666666667" calcext:value-type="float">
            <text:p>7.6666666667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11'.H5:.J5])" office:value-type="float" office:value="9.66666666666667" calcext:value-type="float">
            <text:p>9.6666666667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11'.E6:.G6])" office:value-type="float" office:value="6.33333333333333" calcext:value-type="float">
            <text:p>6.3333333333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11'.H6:.J6])" office:value-type="float" office:value="9.66666666666667" calcext:value-type="float">
            <text:p>9.6666666667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L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AN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all ML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MAN</text:p>
          </table:table-cell>
          <table:table-cell office:value-type="float" office:value="194" calcext:value-type="float">
            <text:p>194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use plane tool on the door, says tat was easy</text:p>
          </table:table-cell>
          <table:table-cell table:number-columns-repeated="9"/>
        </table:table-row>
      </table:table>
      <table:table table:name="12" table:style-name="ta1">
        <table:table-column table:style-name="co1" table:number-columns-repeated="10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Group: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ll off first</text:p>
          </table:table-cell>
          <table:table-cell office:value-type="string" calcext:value-type="string">
            <text:p>Pre-selection first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12'.E5:.G5])" office:value-type="float" office:value="33" calcext:value-type="float">
            <text:p>33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12'.H5:.J5])" office:value-type="float" office:value="126" calcext:value-type="float">
            <text:p>126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12'.E6:.G6])" office:value-type="float" office:value="33" calcext:value-type="float">
            <text:p>33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12'.H6:.J6])" office:value-type="float" office:value="71" calcext:value-type="float">
            <text:p>71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ML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MAN</text:p>
          </table:table-cell>
          <table:table-cell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ll ML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MAN</text:p>
          </table:table-cell>
          <table:table-cell office:value-type="float" office:value="525" calcext:value-type="float">
            <text:p>525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I like how it flips, said candidly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 only arrows when uprigh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t the hang of it in the last try of nav</text:p>
          </table:table-cell>
          <table:table-cell table:number-columns-repeated="9"/>
        </table:table-row>
      </table:table>
      <table:table table:name="13" table:style-name="ta1">
        <table:table-column table:style-name="co1" table:number-columns-repeated="10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table:number-columns-repeated="9"/>
        </table:table-row>
        <table:table-row table:style-name="ro2">
          <table:table-cell table:number-columns-repeated="2" table:style-name="ce4" office:value-type="string" calcext:value-type="string">
            <text:p>Group: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ll correct on first</text:p>
          </table:table-cell>
          <table:table-cell/>
          <table:table-cell office:value-type="string" calcext:value-type="string">
            <text:p>Manual first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13'.E5:.G5])" office:value-type="float" office:value="28" calcext:value-type="float">
            <text:p>28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13'.H5:.J5])" office:value-type="float" office:value="56" calcext:value-type="float">
            <text:p>56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13'.E6:.G6])" office:value-type="float" office:value="17.3333333333333" calcext:value-type="float">
            <text:p>17.3333333333</text:p>
          </table:table-cell>
          <table:table-cell/>
          <table:table-cell office:value-type="string" calcext:value-type="string">
            <text:p>Stair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13'.H6:.J6])" office:value-type="float" office:value="26" calcext:value-type="float">
            <text:p>2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L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AN</text:p>
          </table:table-cell>
          <table:table-cell office:value-type="float" office:value="197" calcext:value-type="float">
            <text:p>19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all ML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MAN</text:p>
          </table:table-cell>
          <table:table-cell office:value-type="float" office:value="326" calcext:value-type="float">
            <text:p>326</text:p>
          </table:table-cell>
          <table:table-cell table:number-columns-repeated="8"/>
        </table:table-row>
      </table:table>
      <table:table table:name="14" table:style-name="ta1">
        <table:table-column table:style-name="co1" table:number-columns-repeated="10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Group: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ll off first</text:p>
          </table:table-cell>
          <table:table-cell office:value-type="string" calcext:value-type="string">
            <text:p>Pre-selection first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14'.E5:.G5])" office:value-type="float" office:value="18" calcext:value-type="float">
            <text:p>18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14'.H5:.J5])" office:value-type="float" office:value="31.6666666666667" calcext:value-type="float">
            <text:p>31.6666666667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14'.E6:.G6])" office:value-type="float" office:value="13.6666666666667" calcext:value-type="float">
            <text:p>13.6666666667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14'.H6:.J6])" office:value-type="float" office:value="29.6666666666667" calcext:value-type="float">
            <text:p>29.6666666667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L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AN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all ML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MAN</text:p>
          </table:table-cell>
          <table:table-cell office:value-type="float" office:value="305" calcext:value-type="float">
            <text:p>305</text:p>
          </table:table-cell>
          <table:table-cell table:number-columns-repeated="8"/>
        </table:table-row>
      </table:table>
      <table:table table:name="15" table:style-name="ta1">
        <table:table-column table:style-name="co1" table:number-columns-repeated="10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table:number-columns-repeated="9"/>
        </table:table-row>
        <table:table-row table:style-name="ro2">
          <table:table-cell table:number-columns-repeated="2" table:style-name="ce4" office:value-type="string" calcext:value-type="string">
            <text:p>Group: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ll correct on first</text:p>
          </table:table-cell>
          <table:table-cell/>
          <table:table-cell office:value-type="string" calcext:value-type="string">
            <text:p>Manual first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15'.E5:.G5])" office:value-type="float" office:value="19" calcext:value-type="float">
            <text:p>19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15'.H5:.J5])" office:value-type="float" office:value="38" calcext:value-type="float">
            <text:p>38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15'.E6:.G6])" office:value-type="float" office:value="28.3333333333333" calcext:value-type="float">
            <text:p>28.3333333333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15'.H6:.J6])" office:value-type="float" office:value="25.6666666666667" calcext:value-type="float">
            <text:p>25.6666666667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L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AN</text:p>
          </table:table-cell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all ML</text:p>
          </table:table-cell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MAN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</table:table>
      <table:table table:name="16" table:style-name="ta1">
        <table:table-column table:style-name="co1" table:number-columns-repeated="10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Group: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ll off first</text:p>
          </table:table-cell>
          <table:table-cell office:value-type="string" calcext:value-type="string">
            <text:p>Pre-selection first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16'.E5:.G5])" office:value-type="float" office:value="29.3333333333333" calcext:value-type="float">
            <text:p>29.3333333333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16'.H5:.J5])" office:value-type="float" office:value="116" calcext:value-type="float">
            <text:p>116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83" calcext:value-type="float">
            <text:p>183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16'.E6:.G6])" office:value-type="float" office:value="17" calcext:value-type="float">
            <text:p>17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16'.H6:.J6])" office:value-type="float" office:value="38" calcext:value-type="float">
            <text:p>38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ML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MAN</text:p>
          </table:table-cell>
          <table:table-cell office:value-type="float" office:value="165" calcext:value-type="float">
            <text:p>1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ll ML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MAN</text:p>
          </table:table-cell>
          <table:table-cell office:value-type="float" office:value="177" calcext:value-type="float">
            <text:p>177</text:p>
          </table:table-cell>
          <table:table-cell table:number-columns-repeated="8"/>
        </table:table-row>
      </table:table>
      <table:table table:name="17" table:style-name="ta1">
        <table:table-column table:style-name="co1" table:number-columns-repeated="10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table:number-columns-repeated="9"/>
        </table:table-row>
        <table:table-row table:style-name="ro2">
          <table:table-cell table:number-columns-repeated="2" table:style-name="ce4" office:value-type="string" calcext:value-type="string">
            <text:p>Group: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oll correct on first</text:p>
          </table:table-cell>
          <table:table-cell/>
          <table:table-cell office:value-type="string" calcext:value-type="string">
            <text:p>Manual first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17'.E5:.G5])" office:value-type="float" office:value="12.6666666666667" calcext:value-type="float">
            <text:p>12.6666666667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17'.H5:.J5])" office:value-type="float" office:value="31.3333333333333" calcext:value-type="float">
            <text:p>31.3333333333</text:p>
          </table:table-cell>
          <table:table-cell/>
          <table:table-cell office:value-type="string" calcext:value-type="string">
            <text:p>Palm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17'.E6:.G6])" office:value-type="float" office:value="13" calcext:value-type="float">
            <text:p>13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17'.H6:.J6])" office:value-type="float" office:value="14.3333333333333" calcext:value-type="float">
            <text:p>14.3333333333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ML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MAN</text:p>
          </table:table-cell>
          <table:table-cell office:value-type="float" office:value="186" calcext:value-type="float">
            <text:p>186</text:p>
          </table:table-cell>
          <table:table-cell table:number-columns-repeated="5"/>
          <table:table-cell office:value-type="string" calcext:value-type="string">
            <text:p>Forgot to set the reference, so graph will b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 ML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MAN</text:p>
          </table:table-cell>
          <table:table-cell office:value-type="float" office:value="194" calcext:value-type="float">
            <text:p>194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says roll correction is amazing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e to avoid rolling</text:p>
          </table:table-cell>
          <table:table-cell table:number-columns-repeated="9"/>
        </table:table-row>
      </table:table>
      <table:table table:name="18" table:style-name="ta1">
        <table:table-column table:style-name="co1" table:number-columns-repeated="10" table:default-cell-style-name="Default"/>
        <table:table-row table:style-name="ro1">
          <table:table-cell table:style-name="ce4" office:value-type="string" calcext:value-type="string">
            <text:p>Participant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Group: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ll off first</text:p>
          </table:table-cell>
          <table:table-cell office:value-type="string" calcext:value-type="string">
            <text:p>Pre-selection first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m on</text:p>
          </table:table-cell>
          <table:table-cell table:formula="of:=AVERAGE(['18'.E5:.G5])" office:value-type="float" office:value="6" calcext:value-type="float">
            <text:p>6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Palm off</text:p>
          </table:table-cell>
          <table:table-cell table:formula="of:=AVERAGE(['18'.H5:.J5])" office:value-type="float" office:value="21.6666666666667" calcext:value-type="float">
            <text:p>21.6666666667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18'.E6:.G6])" office:value-type="float" office:value="5.66666666666667" calcext:value-type="float">
            <text:p>5.6666666667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18'.H6:.J6])" office:value-type="float" office:value="17" calcext:value-type="float">
            <text:p>17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1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ML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string" calcext:value-type="string">
            <text:p>Less 10 seconds because of cnfusion</text:p>
          </table:table-cell>
          <table:table-cell/>
        </table:table-row>
        <table:table-row table:style-name="ro1">
          <table:table-cell office:value-type="string" calcext:value-type="string">
            <text:p>Tree MAN</text:p>
          </table:table-cell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ll ML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MAN</text:p>
          </table:table-cell>
          <table:table-cell office:value-type="float" office:value="193" calcext:value-type="float">
            <text:p>193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is gamer, good nav</text:p>
          </table:table-cell>
          <table:table-cell table:number-columns-repeated="9"/>
        </table:table-row>
      </table:table>
      <table:table table:name="19" table:style-name="ta1">
        <table:table-column table:style-name="co1" table:number-columns-repeated="10" table:default-cell-style-name="Default"/>
        <table:table-row table:style-name="ro1">
          <table:table-cell table:style-name="ce4" office:value-type="string" calcext:value-type="string">
            <text:p>Participant</text:p>
          </table:table-cell>
          <table:table-cell table:number-columns-repeated="9"/>
        </table:table-row>
        <table:table-row table:style-name="ro2">
          <table:table-cell table:number-columns-repeated="2" table:style-name="ce4" office:value-type="string" calcext:value-type="string">
            <text:p>Group: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oll correct on first</text:p>
          </table:table-cell>
          <table:table-cell/>
          <table:table-cell office:value-type="string" calcext:value-type="string">
            <text:p>Manual first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'19'.E5:.G5])" office:value-type="float" office:value="19" calcext:value-type="float">
            <text:p>19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'19'.H5:.J5])" office:value-type="float" office:value="32" calcext:value-type="float">
            <text:p>32</text:p>
          </table:table-cell>
          <table:table-cell/>
          <table:table-cell office:value-type="string" calcext:value-type="string">
            <text:p>Palm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'19'.E6:.G6])" office:value-type="float" office:value="16" calcext:value-type="float">
            <text:p>16</text:p>
          </table:table-cell>
          <table:table-cell/>
          <table:table-cell office:value-type="string" calcext:value-type="string">
            <text:p>Stairs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'19'.H6:.J6])" office:value-type="float" office:value="15.3333333333333" calcext:value-type="float">
            <text:p>15.3333333333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ML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MAN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ll ML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MAN</text:p>
          </table:table-cell>
          <table:table-cell office:value-type="float" office:value="174" calcext:value-type="float">
            <text:p>174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says roll correction is amazing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e to avoid rolling</text:p>
          </table:table-cell>
          <table:table-cell table:number-columns-repeated="9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unity does the same thing in free mod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es the roll thing in unity too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anted invert selection </text:p>
          </table:table-cell>
          <table:table-cell table:number-columns-repeated="9"/>
        </table:table-row>
      </table:table>
      <table:table table:name="Sheet20" table:style-name="ta1">
        <table:table-column table:style-name="co1" table:number-columns-repeated="10" table:default-cell-style-name="Default"/>
        <table:table-row table:style-name="ro2">
          <table:table-cell table:style-name="ce4" office:value-type="string" calcext:value-type="string">
            <text:p>Participant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Group: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oll off first</text:p>
          </table:table-cell>
          <table:table-cell office:value-type="string" calcext:value-type="string">
            <text:p>Pre-selection first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Naviga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lm on</text:p>
          </table:table-cell>
          <table:table-cell table:formula="of:=AVERAGE([Sheet20.E5:.G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ate</text:p>
          </table:table-cell>
          <table:table-cell table:number-columns-repeated="3"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</table:table-row>
        <table:table-row table:style-name="ro2">
          <table:table-cell office:value-type="string" calcext:value-type="string">
            <text:p>Palm off</text:p>
          </table:table-cell>
          <table:table-cell table:formula="of:=AVERAGE([Sheet20.H5:.J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al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irs on</text:p>
          </table:table-cell>
          <table:table-cell table:formula="of:=AVERAGE([Sheet20.E6:.G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tair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irs off</text:p>
          </table:table-cell>
          <table:table-cell table:formula="of:=AVERAGE([Sheet20.H6:.J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string" calcext:value-type="string">
            <text:p>Segment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orking time</text:p>
          </table:table-cell>
          <table:table-cell office:value-type="string" calcext:value-type="string">
            <text:p>Segment 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L</text:p>
          </table:table-cell>
          <table:table-cell table:number-columns-repeated="4"/>
          <table:table-cell office:value-type="float" office:value="52.06" calcext:value-type="float">
            <text:p>52.06</text:p>
          </table:table-cell>
          <table:table-cell office:value-type="float" office:value="8.75" calcext:value-type="float">
            <text:p>8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MA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all ML</text:p>
          </table:table-cell>
          <table:table-cell table:number-columns-repeated="4"/>
          <table:table-cell office:value-type="float" office:value="45.52" calcext:value-type="float">
            <text:p>45.52</text:p>
          </table:table-cell>
          <table:table-cell office:value-type="float" office:value="9.01" calcext:value-type="float">
            <text:p>9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MAN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00/00/00</text:date>, <text:time style:data-style-name="N2" text:time-value="14:59:06.782934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3:47:15.724167221</meta:creation-date>
    <dc:date>2016-02-29T17:35:30.499533426</dc:date>
    <meta:editing-duration>P1DT18H30M57S</meta:editing-duration>
    <meta:editing-cycles>44</meta:editing-cycles>
    <meta:generator>LibreOffice/4.2.8.2$Linux_X86_64 LibreOffice_project/420m0$Build-2</meta:generator>
    <meta:document-statistic meta:table-count="21" meta:cell-count="5513" meta:object-count="0"/>
  </office:meta>
</office:document-meta>
</file>